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luna-Black" svg:font-family="Calluna-Black" style:font-family-generic="roman"/>
    <style:font-face style:name="Calluna-Regular" svg:font-family="Calluna-Regular" style:font-family-generic="roman"/>
    <style:font-face style:name="Consolas" svg:font-family="Consola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916cm"/>
    </style:style>
    <style:style style:name="co2" style:family="table-column">
      <style:table-column-properties fo:break-before="auto" style:column-width="6.997cm"/>
    </style:style>
    <style:style style:name="co3" style:family="table-column">
      <style:table-column-properties fo:break-before="auto" style:column-width="2.45cm"/>
    </style:style>
    <style:style style:name="co4" style:family="table-column">
      <style:table-column-properties fo:break-before="auto" style:column-width="6.126cm"/>
    </style:style>
    <style:style style:name="co5" style:family="table-column">
      <style:table-column-properties fo:break-before="auto" style:column-width="8.659cm"/>
    </style:style>
    <style:style style:name="co6" style:family="table-column">
      <style:table-column-properties fo:break-before="auto" style:column-width="6.181cm"/>
    </style:style>
    <style:style style:name="co7" style:family="table-column">
      <style:table-column-properties fo:break-before="auto" style:column-width="3.4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font-name="Liberation Sans" fo:font-size="10pt" fo:font-weight="normal" style:font-size-asian="10pt" style:font-weight-asian="normal" style:font-size-complex="10pt" style:font-weight-complex="normal"/>
    </style:style>
    <style:style style:name="ce2" style:family="table-cell" style:parent-style-name="Default">
      <style:table-cell-properties fo:wrap-option="no-wrap"/>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no-wrap"/>
      <style:text-properties fo:color="#242021"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name-asian="Calluna-Black" style:font-size-asian="10pt" style:language-asian="none" style:country-asian="none" style:font-weight-asian="normal" style:font-name-complex="Calluna-Black" style:font-size-complex="10pt" style:language-complex="none" style:country-complex="none" style:font-weight-complex="normal" style:text-emphasize="none" style:font-relief="none" style:text-overline-style="none" style:text-overline-color="font-color"/>
    </style:style>
    <style:style style:name="ce4" style:family="table-cell" style:parent-style-name="Default">
      <style:table-cell-properties fo:wrap-option="no-wrap"/>
      <style:text-properties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5" style:family="table-cell" style:parent-style-name="Default">
      <style:table-cell-properties fo:wrap-option="no-wrap"/>
      <style:text-properties fo:color="#242021"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lluna-Regular" style:font-size-asian="10pt" style:language-asian="none" style:country-asian="none" style:font-style-asian="normal" style:font-weight-asian="normal" style:font-name-complex="Calluna-Regular"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language-asian="none" style:country-asian="none" style:language-complex="none" style:country-complex="none" style:text-emphasize="none" style:font-relief="none" style:text-overline-style="none" style:text-overline-color="font-color"/>
    </style:style>
    <style:style style:name="ce13" style:family="table-cell" style:parent-style-name="Default">
      <style:table-cell-properties fo:wrap-option="no-wrap"/>
      <style:text-properties style:font-name="Liberation Sans" fo:font-size="10pt" fo:font-weight="normal" style:font-size-asian="10pt" style:font-weight-asian="normal" style:font-size-complex="10pt" style:font-weight-complex="normal"/>
    </style:style>
    <style:style style:name="ce14" style:family="table-cell" style:parent-style-name="Default">
      <style:table-cell-properties fo:wrap-option="no-wrap"/>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no-wrap"/>
      <style:text-properties fo:color="#242021"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name-asian="Calluna-Black" style:font-size-asian="10pt" style:language-asian="none" style:country-asian="none" style:font-weight-asian="normal" style:font-name-complex="Calluna-Black" style:font-size-complex="10pt" style:language-complex="none" style:country-complex="none" style:font-weight-complex="normal" style:text-emphasize="none" style:font-relief="none" style:text-overline-style="none" style:text-overline-color="font-color"/>
    </style:style>
    <style:style style:name="ce16" style:family="table-cell" style:parent-style-name="Default">
      <style:table-cell-properties fo:wrap-option="no-wrap"/>
      <style:text-properties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17" style:family="table-cell" style:parent-style-name="Default">
      <style:table-cell-properties fo:wrap-option="no-wrap"/>
      <style:text-properties fo:color="#242021"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lluna-Regular" style:font-size-asian="10pt" style:language-asian="none" style:country-asian="none" style:font-style-asian="normal" style:font-weight-asian="normal" style:font-name-complex="Calluna-Regular"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language-asian="none" style:country-asian="none" style:language-complex="none" style:country-complex="none"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3"/>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1017" table:default-cell-style-name="ce13"/>
        <table:table-row table:style-name="ro1">
          <table:table-cell office:value-type="string" calcext:value-type="string">
            <text:p>Id</text:p>
          </table:table-cell>
          <table:table-cell office:value-type="string" calcext:value-type="string">
            <text:p>Rule_Type</text:p>
          </table:table-cell>
          <table:table-cell office:value-type="string" calcext:value-type="string">
            <text:p>Parent_Id</text:p>
          </table:table-cell>
          <table:table-cell office:value-type="string" calcext:value-type="string">
            <text:p>Name</text:p>
          </table:table-cell>
          <table:table-cell office:value-type="string" calcext:value-type="string">
            <text:p>Text</text:p>
          </table:table-cell>
          <table:table-cell office:value-type="string" calcext:value-type="string">
            <text:p>Fluff</text:p>
          </table:table-cell>
          <table:table-cell office:value-type="string" calcext:value-type="string">
            <text:p>Source_Id</text:p>
          </table:table-cell>
          <table:table-cell office:value-type="string" calcext:value-type="string">
            <text:p>Source_Page</text:p>
          </table:table-cell>
          <table:table-cell table:number-columns-repeated="1016"/>
        </table:table-row>
        <table:table-row table:style-name="ro1">
          <table:table-cell office:value-type="string" calcext:value-type="string">
            <text:p>ca5adf9c-1bef-42ae-9fe8-517d3faad2a6</text:p>
          </table:table-cell>
          <table:table-cell table:style-name="ce14" office:value-type="string" calcext:value-type="string">
            <text:p>7fcee347-b08f-4243-98fc-08599adcade9</text:p>
          </table:table-cell>
          <table:table-cell/>
          <table:table-cell office:value-type="string" calcext:value-type="string">
            <text:p>Adamantium Will (X+)</text:p>
          </table:table-cell>
          <table:table-cell office:value-type="string" calcext:value-type="string">
            <text:p>Models with the adamantium will special rule gain an invulnerable save against any wound inflicted by a weapon with the force or psychic focus special rules and wounds inflicted by perils of the warp <text:s/>the value of this save is indicated in brackets after the rule. For example, a model with adamantium will (5+) gains a 5+ invulnerable save against any wound inflicted by a weapon with the force or psychic focus special rules and wounds inflicted by perils of the warp. If, for any reason, the adamantium will special rule is presented without a value in brackets then consider the rule to be adamantium will (5+)</text:p>
          </table:table-cell>
          <table:table-cell office:value-type="string" calcext:value-type="string">
            <text:p>So strong of mind is this warrior that the powers of the warp have little grasp upon them.</text:p>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13e59134-f79b-4300-9339-e8c731cb8b96</text:p>
          </table:table-cell>
          <table:table-cell table:style-name="ce14" office:value-type="string" calcext:value-type="string">
            <text:p>7fcee347-b08f-4243-98fc-08599adcade9</text:p>
          </table:table-cell>
          <table:table-cell/>
          <table:table-cell office:value-type="string" calcext:value-type="string">
            <text:p>Armourbane (X)</text:p>
          </table:table-cell>
          <table:table-cell office:value-type="string" calcext:value-type="string">
            <text:p>If a model or weapon has this special rule, it rolls an additional d6 for armour penetration when targeting a vehicle model, or, when targeting a model with the automata or dreadnought unit type, re-rolls all failed rolls to wound instead. These effects apply to both shooting attacks and close combat attacks. </text:p>
          </table:table-cell>
          <table:table-cell office:value-type="string" calcext:value-type="string">
            <text:p>This weapon has been crafted with one aim in mind <text:s/>to pierce the hides of armoured vehicles.</text:p>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87476d82-9b5b-4394-af0c-0a7bf5dba5d1</text:p>
          </table:table-cell>
          <table:table-cell table:style-name="ce14" office:value-type="string" calcext:value-type="string">
            <text:p>7fcee347-b08f-4243-98fc-08599adcade9</text:p>
          </table:table-cell>
          <table:table-cell office:value-type="string" calcext:value-type="string">
            <text:p>13e59134-f79b-4300-9339-e8c731cb8b96</text:p>
          </table:table-cell>
          <table:table-cell office:value-type="string" calcext:value-type="string">
            <text:p>Armourbane (Melta)</text:p>
          </table:table-cell>
          <table:table-cell office:value-type="string" calcext:value-type="string">
            <text:p>A model or weapon with this armourbane special rule only gains the benefits of the armourbane special rule when at half range or less. If the attack is more than half its maximum range away, it rolls to penetrate as normal. If a weapon with this version of armourbane also has the blast special rule (see page 234), measure the distance to the centre of the blast marker after it has scattered. If this is half the weapons range or less, then all hits are counted as having the armourbane special rule, otherwise the hits are resolved as if they did not have the armourbane special rule.</text:p>
          </table:table-cell>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31dcfd43-f4a8-4175-b859-a5d77a689d79</text:p>
          </table:table-cell>
          <table:table-cell table:style-name="ce14" office:value-type="string" calcext:value-type="string">
            <text:p>7fcee347-b08f-4243-98fc-08599adcade9</text:p>
          </table:table-cell>
          <table:table-cell office:value-type="string" calcext:value-type="string">
            <text:p>13e59134-f79b-4300-9339-e8c731cb8b96</text:p>
          </table:table-cell>
          <table:table-cell office:value-type="string" calcext:value-type="string">
            <text:p>Armourbane (Melee)</text:p>
          </table:table-cell>
          <table:table-cell office:value-type="string" calcext:value-type="string">
            <text:p>A weapon or model with this version of the armourbane special rule only gains the benefits of the armourbane special rule when attacking in close combat.</text:p>
          </table:table-cell>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420c2e4e-0fe3-402f-9e89-862ccf5385bb</text:p>
          </table:table-cell>
          <table:table-cell table:style-name="ce14" office:value-type="string" calcext:value-type="string">
            <text:p>7fcee347-b08f-4243-98fc-08599adcade9</text:p>
          </table:table-cell>
          <table:table-cell office:value-type="string" calcext:value-type="string">
            <text:p>13e59134-f79b-4300-9339-e8c731cb8b96</text:p>
          </table:table-cell>
          <table:table-cell office:value-type="string" calcext:value-type="string">
            <text:p>Armourbane (Ranged)</text:p>
          </table:table-cell>
          <table:table-cell table:style-name="ce16" office:value-type="string" calcext:value-type="string">
            <text:p>A weapon or model with this version of the armourbane special rule only gains the benefits of the armourbane special rule when making shooting attacks</text:p>
          </table:table-cell>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d879eca5-b54f-4d83-b7f6-5eab2783f17c</text:p>
          </table:table-cell>
          <table:table-cell table:style-name="ce14" office:value-type="string" calcext:value-type="string">
            <text:p>7fcee347-b08f-4243-98fc-08599adcade9</text:p>
          </table:table-cell>
          <table:table-cell/>
          <table:table-cell office:value-type="string" calcext:value-type="string">
            <text:p>Assault Vehicle</text:p>
          </table:table-cell>
          <table:table-cell table:style-name="ce17" office:value-type="string" calcext:value-type="string">
            <text:p>Passengers disembarking from access points on a vehicle with this special rule can charge on the turn they do so (including when forced to make an emergency disembarkation) unless the vehicle arrived from reserves that turn.</text:p>
          </table:table-cell>
          <table:table-cell office:value-type="string" calcext:value-type="string">
            <text:p>This vehicle is specifically designed to disgorge troops into the thick of the action</text:p>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da6d3377-7c58-45f1-864e-e97b4bc8b966</text:p>
          </table:table-cell>
          <table:table-cell table:style-name="ce14" office:value-type="string" calcext:value-type="string">
            <text:p>7fcee347-b08f-4243-98fc-08599adcade9</text:p>
          </table:table-cell>
          <table:table-cell/>
          <table:table-cell office:value-type="string" calcext:value-type="string">
            <text:p>Barrage</text:p>
          </table:table-cell>
          <table:table-cell table:style-name="ce17" office:value-type="string" calcext:value-type="string">
            <text:p>All barrage weapons use blast markers and consequently use the rules for blast weapons, as indicated by their profile, with the following exceptions:\n\nBarrage weapons can fire indirectly. This means they can fire at a target that they do not have line of sight to, as long as the target is beyond their Minimum Range (if applicable). When firing indirectly, the Ballistic Skill of the firer is not subtracted from the scatter distance; unless a Hit is rolled on the Scatter dice, the Blast marker always scatters a full 2D6". If a Barrage weapon has line of sight to its target it can fire directly, even if the target is within its Minimum Range\n\nNote that any Hits inflicted upon Vehicles by an Attack using the Barrage special rule are always resolved against the Vehicle’s Side Armour Value.</text:p>
          </table:table-cell>
          <table:table-cell office:value-type="string" calcext:value-type="string">
            <text:p>Barrage weapons lob shells high into the air, landing them in the midst of the foe</text:p>
          </table:table-cell>
          <table:table-cell office:value-type="string" calcext:value-type="string">
            <text:p>fad7dd82-e832-41f9-a946-213d77eece03</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98047566-3aba-40c3-88c4-9309a3a32924</text:p>
          </table:table-cell>
          <table:table-cell table:style-name="ce14" office:value-type="string" calcext:value-type="string">
            <text:p>7fcee347-b08f-4243-98fc-08599adcade9</text:p>
          </table:table-cell>
          <table:table-cell office:value-type="string" calcext:value-type="string">
            <text:p>da6d3377-7c58-45f1-864e-e97b4bc8b966</text:p>
          </table:table-cell>
          <table:table-cell table:style-name="ce15" office:value-type="string" calcext:value-type="string">
            <text:p>Multiple Barrages</text:p>
          </table:table-cell>
          <table:table-cell table:style-name="ce17" office:value-type="string" calcext:value-type="string">
            <text:p>If a unit fires more than one shot with the barrage special rule, they fire together, as follows: \n\nthe barrage weapon closest to the target unit fires first. Place the blast marker over the target, then roll for scatter as described earlier. Once the first marker is placed, roll a scatter dice for each other barrage weapon shot fired by the unit. If an arrow is rolled, place the marker in the direction indicated so that it is next to and touching the edge of the first marker placed (see diagram below). If a hit is rolled, the firing player places the marker so that it touches any part of any marker in the group that has already been placed. Note that it is perfectly fine if some markers are placed overlapping one another (including being directly over the top of a previous marker). \n\nOnce all of the markers are in place, add up the number of hits and roll to wound for these hits. To determine cover saves, always assume the shot is coming from the centre of the first blast marker that was placed in the multiple barrage.</text:p>
          </table:table-cell>
          <table:table-cell/>
          <table:table-cell office:value-type="string" calcext:value-type="string">
            <text:p>fad7dd82-e832-41f9-a946-213d77eece03</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62e00803-840a-4582-b415-e4cda97b9bd8</text:p>
          </table:table-cell>
          <table:table-cell table:style-name="ce14" office:value-type="string" calcext:value-type="string">
            <text:p>7fcee347-b08f-4243-98fc-08599adcade9</text:p>
          </table:table-cell>
          <table:table-cell office:value-type="string" calcext:value-type="string">
            <text:p>da6d3377-7c58-45f1-864e-e97b4bc8b966</text:p>
          </table:table-cell>
          <table:table-cell table:style-name="ce15" office:value-type="string" calcext:value-type="string">
            <text:p>Apocalyptic Barrage</text:p>
          </table:table-cell>
          <table:table-cell office:value-type="string" calcext:value-type="string">
            <text:p>An apocalyptic barrage follows all of the rules for a barrage weapon, but uses the clover-shaped apocalyptic barrage marker. Before the marker is placed, the attacker is allowed to rotate the marker about its centre to maximise the number of models that could potentially be hit. Place the marker and roll for scatter in the same way you would for a blast. If the marker scatters, be careful to maintain the same orientation as you move it. \n\nOnce the final position of the marker has been determined, roll a number of dice equal to the number of attacks on the weapons profile. So, for example, with a weapon with the type heavy 4, apocalyptic barrage, you would roll four dice. Each dice roll corresponds to a strike on one of the circles on the apocalyptic barrage marker. For example, each roll of a 2 indicates a strike on circle number 2. Resolve the strikes as for a multiple barrage, as if each were a barrage attack that had landed on that circle and hit all the models underneath it. To determine cover saves, always assume the shot is coming from the centre of the entire apocalyptic barrage marker.</text:p>
          </table:table-cell>
          <table:table-cell/>
          <table:table-cell office:value-type="string" calcext:value-type="string">
            <text:p>fad7dd82-e832-41f9-a946-213d77eece03</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eb7b7723-5ef1-49d4-ba17-b830051c09b9</text:p>
          </table:table-cell>
          <table:table-cell table:style-name="ce14" office:value-type="string" calcext:value-type="string">
            <text:p>7fcee347-b08f-4243-98fc-08599adcade9</text:p>
          </table:table-cell>
          <table:table-cell/>
          <table:table-cell table:style-name="ce15" office:value-type="string" calcext:value-type="string">
            <text:p>Battlesmith (X)</text:p>
          </table:table-cell>
          <table:table-cell office:value-type="string" calcext:value-type="string">
            <text:p>If a model with the battlesmith (x) special rule is in base contact with, or embarked upon, one or more damaged vehicles, dreadnoughts or automata during the shooting phase, they can attempt to repair one of them instead of firing a weapon. Roll a d6. If the result is equal to or more than the value listed in brackets as part of this rule then one of the following options may be applied to any one vehicle, dreadnought or automata the model is in base contact with or embarked upon:\n\n• Restore a lost Hull Point.\n• Restore a lost Wound.\n• Repair a Weapon Destroyed result.\n• Repair an Immobilised result.\n\nIf a Weapon Destroyed result is repaired, that weapon can be fired in the following Shooting phase. The Battlesmith cannot use this ability if they are Pinned or Falling Back</text:p>
          </table:table-cell>
          <table:table-cell office:value-type="string" calcext:value-type="string">
            <text:p>Those versed in the secret arts and teachings of the mechanicum, whether techmarine, forge lord or magos, have the skill and ability to reconstruct and effect field repairs to war machinery in the very heat of battle</text:p>
          </table:table-cell>
          <table:table-cell office:value-type="string" calcext:value-type="string">
            <text:p>fad7dd82-e832-41f9-a946-213d77eece03</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87a4675a-eb39-4200-8b9d-64c07f15b3b3</text:p>
          </table:table-cell>
          <table:table-cell table:style-name="ce14" office:value-type="string" calcext:value-type="string">
            <text:p>7fcee347-b08f-4243-98fc-08599adcade9</text:p>
          </table:table-cell>
          <table:table-cell/>
          <table:table-cell office:value-type="string" calcext:value-type="string">
            <text:p>Battle-Hardened (X)</text:p>
          </table:table-cell>
          <table:table-cell office:value-type="string" calcext:value-type="string">
            <text:p>For the purposes of whether or not attacks of a strength twice this models toughness value inflict instant death, this models toughness is increased by x, where x is the value in brackets after the name of this special rule. If, for any reason, this special rule does not provide a value, then consider the value of x to be 1. This special rule does not alter the scores needed by to wound rolls or any other test or check.</text:p>
          </table:table-cell>
          <table:table-cell office:value-type="string" calcext:value-type="string">
            <text:p>Some warriors, by dint of raw talent, genetic manipulation or long experience of the battlefields terrors, are hardened against the rigours of war. Such warriors prove much harder for the foe to bring low.</text:p>
          </table:table-cell>
          <table:table-cell office:value-type="string" calcext:value-type="string">
            <text:p>fad7dd82-e832-41f9-a946-213d77eece03</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f16fc98f-6a7d-40d5-9be9-cfa4fb1b73b0</text:p>
          </table:table-cell>
          <table:table-cell table:style-name="ce14" office:value-type="string" calcext:value-type="string">
            <text:p>7fcee347-b08f-4243-98fc-08599adcade9</text:p>
          </table:table-cell>
          <table:table-cell/>
          <table:table-cell office:value-type="string" calcext:value-type="string">
            <text:p>Blast</text:p>
          </table:table-cell>
          <table:table-cell office:value-type="string" calcext:value-type="string">
            <text:p>When firing a blast weapon, models do not roll to hit. Instead, pick one enemy model visible to the firer and place the blast (3") marker with its hole entirely over the base of the target model, or its hull if the target is a vehicle. The hole at the centre of the marker must be within the weapons maximum range. You cannot place the blast marker so that the base or hull of any friendly model is even partially under it. \n\nThe large area affected by the blast means it is going to be very hard to miss completely. Nonetheless, the shot might not land exactly where intended. Roll for the blast marker to scatter and subtract the firers ballistic skill from the distance (if any) that it scatters, to a minimum of 0". Note that it is possible, and absolutely fine, for a shot to scatter beyond the weapons maximum or minimum range and line of sight. This represents the chance of ricochets, the missile blasting through cover and other random events. In these cases, hits are worked out as normal and can hit and wound units out of range and line of sight (or even your own units, or models locked in combat). If the shot scatters so that the hole in the centre of the marker is beyond the battlefields edge, the shot is a complete miss and is discarded. \n\nOnce the final position of the blast marker has been determined, take a good look at it from above <text:s/>each unit suffers one hit for each of the models included in that unit that is fully or partially beneath the blast marker, even if those models are not within the firers line of sight. \n\nOnce the number of hits inflicted on the unit has been worked out, roll to wound and save as normal. Note that, unlike other attacks, wounds inflicted by an attack with the blast special rule can be allocated to any models in the target unit, even if they are out of sight of any models from the attacking unit.</text:p>
          </table:table-cell>
          <table:table-cell office:value-type="string" calcext:value-type="string">
            <text:p>Blast weapons fire shells, missiles or packets of energy that explode on impact</text:p>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7708048f-e56f-4637-8cbd-252164af6926</text:p>
          </table:table-cell>
          <table:table-cell table:style-name="ce14"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Multiple Blasts</text:p>
          </table:table-cell>
          <table:table-cell office:value-type="string" calcext:value-type="string">
            <text:p>If a unit is firing more than one shot with the blast special rule, scatter each shot, one at a time, as described above and determine how many hits are scored with each individual blast marker. After the last shot, add up the total number of hits scored and roll all of the to wound rolls as normal.</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0cb96cbc-ecdc-4fa7-81b7-add048c961c2</text:p>
          </table:table-cell>
          <table:table-cell table:style-name="ce14"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Blast Weapons and Re-Rolls</text:p>
          </table:table-cell>
          <table:table-cell office:value-type="string" calcext:value-type="string">
            <text:p>If a model has the ability to re-roll its rolls to hit and chooses to do so after firing a blast weapon, the player must re-roll both the scatter dice and the 2d6. Note that this applies only to models able to fully re-roll a to hit roll, not to models that may re-roll to hit rolls of a specific value <text:s/>for example, models that can re-roll to hit rolls of a 1 cannot re-roll either the scatter dice or 2d6 unless another rule allows them to do so.</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a6a74318-70c4-4d2e-8557-9034a9fbcce7</text:p>
          </table:table-cell>
          <table:table-cell table:style-name="ce14"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Blast Weapons and Snap Shots</text:p>
          </table:table-cell>
          <table:table-cell table:style-name="ce18" office:value-type="string" calcext:value-type="string">
            <text:p>Blast weapons cannot be fired as snap shot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c3864ba7-9883-4a7d-998d-4316e7a3bc9a</text:p>
          </table:table-cell>
          <table:table-cell table:style-name="ce14"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Large Blast</text:p>
          </table:table-cell>
          <table:table-cell office:value-type="string" calcext:value-type="string">
            <text:p>Large blast weapons use the 5" blast marker, but otherwise obey all the rules for blast weapon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d395ca38-21e9-49b1-8cde-0a0d194d4291</text:p>
          </table:table-cell>
          <table:table-cell table:style-name="ce14"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Massive Blast</text:p>
          </table:table-cell>
          <table:table-cell office:value-type="string" calcext:value-type="string">
            <text:p>Massive blast weapons use the 7" blast marker, but otherwise obey all the rules for blast weapon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286783f9-505c-4809-a9da-d9d1d2e21d91</text:p>
          </table:table-cell>
          <table:table-cell table:style-name="ce14"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Apocalyptic Blast</text:p>
          </table:table-cell>
          <table:table-cell office:value-type="string" calcext:value-type="string">
            <text:p>Apocalyptic blast weapons use the 10" blast marker, but otherwise obey all the rules for blast weapon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ae18fb92-f17c-4b39-ac9b-06d1b53fe01c</text:p>
          </table:table-cell>
          <table:table-cell table:style-name="ce14"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Apocalyptic Mega-Blast (5”/7”/10”)</text:p>
          </table:table-cell>
          <table:table-cell office:value-type="string" calcext:value-type="string">
            <text:p>Apocalyptic mega-blast weapons use the apocalyptic blast marker. They obey the rules for blast weapons, with the following exceptions: \n\nApocalyptic mega-blast weapons have three strength values and three ap values. Correspondingly, the apocalyptic blast marker is divided into three zones, as shown in the diagram on the next page, one for each strength and ap value. \n\nThe strength and ap of any hits depends on the zone in which the target model is located. The first strength and ap value are used for the inner zone, the second strength and ap value are used for the middle zone, and the third strength and ap value are used for the outer zone. Always use the best strength and ap if a model straddles two or more zones. If a unit has models in several zones, work out the hits inflicted for each zone separately. Note that there will be a different wound pool for each zone. \n\nTo determine whether a unit wounded by an apocalyptic mega-blast weapon is allowed a cover save, and when determining wound allocation, always assume the shot is coming from the centre of the apocalyptic blast marker, instead of from the firing model. \n\nHits from apocalyptic mega-blast weapons made against vehicles are always resolved against their side armour value.</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4ed65526-5217-4866-a6ea-105057dd9db5</text:p>
          </table:table-cell>
          <table:table-cell table:style-name="ce14" office:value-type="string" calcext:value-type="string">
            <text:p>7fcee347-b08f-4243-98fc-08599adcade9</text:p>
          </table:table-cell>
          <table:table-cell/>
          <table:table-cell office:value-type="string" calcext:value-type="string">
            <text:p>Blind</text:p>
          </table:table-cell>
          <table:table-cell office:value-type="string" calcext:value-type="string">
            <text:p>Any unit hit by one or more models or weapons with this special rule must take an initiative test at the end of the current phase. If the test is passed, there is no further effect. If the initiative test is failed, all models in the unit are reduced to weapon skill 1 and ballistic skill 1 until the end of their next turn. Should the attacking unit hit themselves, they automatically pass the test. Any model that does not have an initiative characteristic (for example, vehicles, buildings, etc) is unaffected by this special rule</text:p>
          </table:table-cell>
          <table:table-cell office:value-type="string" calcext:value-type="string">
            <text:p>This attack looses a brilliant flare of light, searing the sight of the victim and forcing them to fight blind for a few moments</text:p>
          </table:table-cell>
          <table:table-cell office:value-type="string" calcext:value-type="string">
            <text:p>fad7dd82-e832-41f9-a946-213d77eece03</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88bc49aa-b71c-441e-90f0-0b3633142c73</text:p>
          </table:table-cell>
          <table:table-cell table:style-name="ce14" office:value-type="string" calcext:value-type="string">
            <text:p>7fcee347-b08f-4243-98fc-08599adcade9</text:p>
          </table:table-cell>
          <table:table-cell/>
          <table:table-cell office:value-type="string" calcext:value-type="string">
            <text:p>Bulky (X)</text:p>
          </table:table-cell>
          <table:table-cell office:value-type="string" calcext:value-type="string">
            <text:p>Bulky models count as a number of models equal to the value x in brackets after the rules name for the purposes of transport capacity and whether a given unit outnumbers another in combat. \n\nFor example, a unit comprised of five models all of which have the bulky (3) special rule, would count as 15 models when attempting to embark on a transport vehicle or when deciding if they outnumber an enemy unit</text:p>
          </table:table-cell>
          <table:table-cell office:value-type="string" calcext:value-type="string">
            <text:p>This creature is so massive, it takes up an inordinate amount of space in any vehicle or building it enters</text:p>
          </table:table-cell>
          <table:table-cell office:value-type="string" calcext:value-type="string">
            <text:p>fad7dd82-e832-41f9-a946-213d77eece03</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b7404520-a5d6-496c-89a0-c48f340b8f2c</text:p>
          </table:table-cell>
          <table:table-cell table:style-name="ce14" office:value-type="string" calcext:value-type="string">
            <text:p>7fcee347-b08f-4243-98fc-08599adcade9</text:p>
          </table:table-cell>
          <table:table-cell/>
          <table:table-cell office:value-type="string" calcext:value-type="string">
            <text:p>Chosen Warriors</text:p>
          </table:table-cell>
          <table:table-cell office:value-type="string" calcext:value-type="string">
            <text:p>A model with this special rule may issue and accept challenges as if it had the character type. Note that this does not allow a model with this special rule to use any other special rules associated with the character type.</text:p>
          </table:table-cell>
          <table:table-cell office:value-type="string" calcext:value-type="string">
            <text:p>Trusted lieutenants or paragons of martial virtue, these warriors let no challenge go unanswered in the heat of battle.</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d0838746-f4a8-4e92-9ad2-263dc7db93af</text:p>
          </table:table-cell>
          <table:table-cell table:style-name="ce14" office:value-type="string" calcext:value-type="string">
            <text:p>7fcee347-b08f-4243-98fc-08599adcade9</text:p>
          </table:table-cell>
          <table:table-cell/>
          <table:table-cell office:value-type="string" calcext:value-type="string">
            <text:p>Concussive (X)</text:p>
          </table:table-cell>
          <table:table-cell office:value-type="string" calcext:value-type="string">
            <text:p>A unit that suffers one or more wounds, regardless of whether those wounds are saved or otherwise discounted, from a weapon with this special rule must take a leadership test at the end of the shooting phase (if the attacks were inflicted as part of a shooting attack), or the current combat (if the attacks were inflicted as partof a melee attack). If the test is failed then that units ws is reduced by the value in brackets listed as part of the special rule until the end of the following assault phase (if no value is listed then reduce the target units ws by -1). \n\nNo matter how many times a unit has taken saved or unsaved wounds from an attack with the concussive special rule, it may only be forced to take one leadership test because of it. If a single unit has been the target of several concussive attacks with different values and fails the leadership test, then it suffers the effects of the highest single modifier among those attacks <text:s/>the effects do not stack or otherwise become cumulative.</text:p>
          </table:table-cell>
          <table:table-cell office:value-type="string" calcext:value-type="string">
            <text:p>Some weapons are designed to leave any foe that manages to survive their strike disoriented and easy to slay.</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90268653-5206-4f18-91ef-4422889f85e7</text:p>
          </table:table-cell>
          <table:table-cell table:style-name="ce14" office:value-type="string" calcext:value-type="string">
            <text:p>7fcee347-b08f-4243-98fc-08599adcade9</text:p>
          </table:table-cell>
          <table:table-cell/>
          <table:table-cell office:value-type="string" calcext:value-type="string">
            <text:p>Counter-Attack(X)</text:p>
          </table:table-cell>
          <table:table-cell office:value-type="string" calcext:value-type="string">
            <text:p>If a unit contains at least one model with this special rule, and that unit is charged, every model with the counterattack special rule gains a number of additional attacks equal to the value in brackets listed as part of this special rule. If no value is listed then the unit gains +1 attack. \n\nIf, when charged, the unit was already locked in combat or has made the hold the line reaction, the counterattack special rule has no effect.</text:p>
          </table:table-cell>
          <table:table-cell office:value-type="string" calcext:value-type="string">
            <text:p>Troops with this skill believe attack to be the best form of defence. If assaulted, they spring forward themselves and ferociously counter-attack the charging enemy.</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faa5d80f-dff8-46ff-9437-82ac372e4d6f</text:p>
          </table:table-cell>
          <table:table-cell table:style-name="ce14" office:value-type="string" calcext:value-type="string">
            <text:p>7fcee347-b08f-4243-98fc-08599adcade9</text:p>
          </table:table-cell>
          <table:table-cell/>
          <table:table-cell office:value-type="string" calcext:value-type="string">
            <text:p>Crawling Fire</text:p>
          </table:table-cell>
          <table:table-cell office:value-type="string" calcext:value-type="string">
            <text:p>After the Blast marker for a weapon with this special rule is placed, the attacking units controlling player may move the marker up to 2" in any direction so long as this would cover more models than it previously would have.</text:p>
          </table:table-cell>
          <table:table-cell office:value-type="string" calcext:value-type="string">
            <text:p>Phosphex, sometimes known as the crawling fire, seeks out and extinguishes life with a terrifying hunger.</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71c9dcd4-0cc5-4fcc-82e9-89cc75482718</text:p>
          </table:table-cell>
          <table:table-cell table:style-name="ce14" office:value-type="string" calcext:value-type="string">
            <text:p>7fcee347-b08f-4243-98fc-08599adcade9</text:p>
          </table:table-cell>
          <table:table-cell/>
          <table:table-cell office:value-type="string" calcext:value-type="string">
            <text:p>Crusader</text:p>
          </table:table-cell>
          <table:table-cell office:value-type="string" calcext:value-type="string">
            <text:p>A unit that contains at least one model with this special rule rolls an extra dice when making Sweeping Advances and discards the lowest scoring dice before determining the result.</text:p>
          </table:table-cell>
          <table:table-cell office:value-type="string" calcext:value-type="string">
            <text:p>Bolstered by their ultimate faith in their goal, the crusader is tireless, sweeping from one foe to the next in a battle that never ends.</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87a7f741-be6c-4a4a-908a-fcd9f55e8b30</text:p>
          </table:table-cell>
          <table:table-cell table:style-name="ce14" office:value-type="string" calcext:value-type="string">
            <text:p>7fcee347-b08f-4243-98fc-08599adcade9</text:p>
          </table:table-cell>
          <table:table-cell/>
          <table:table-cell office:value-type="string" calcext:value-type="string">
            <text:p>Cumbersome</text:p>
          </table:table-cell>
          <table:table-cell office:value-type="string" calcext:value-type="string">
            <text:p>A model using a close combat weapon with this special rule can only ever make a single attack at WS 1 in an Assault phase, regardless of their profile or any bonus or other special rule.</text:p>
          </table:table-cell>
          <table:table-cell office:value-type="string" calcext:value-type="string">
            <text:p>Whether due to its inherent weight, shape or because it was never meant for use in combat, this weapon proves difficult to wield even for the most accomplished of warrior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cf56069b-eff7-4972-9b35-a81bf955bd23</text:p>
          </table:table-cell>
          <table:table-cell table:style-name="ce14" office:value-type="string" calcext:value-type="string">
            <text:p>7fcee347-b08f-4243-98fc-08599adcade9</text:p>
          </table:table-cell>
          <table:table-cell/>
          <table:table-cell office:value-type="string" calcext:value-type="string">
            <text:p>Deadly Cargo</text:p>
          </table:table-cell>
          <table:table-cell office:value-type="string" calcext:value-type="string">
            <text:p>If a Vehicle with this special rule takes Hull Point damage from any source, including both Penetrating Hits and Glancing Hits, but is not destroyed, roll a D6. On a 6, the Vehicle suffers an Explodes result on the Vehicle Damage table.</text:p>
          </table:table-cell>
          <table:table-cell office:value-type="string" calcext:value-type="string">
            <text:p>Some payloads pose as much danger to the vehicle carrying them as they do to the enemy.</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3ef91a3d-40c4-410e-8829-fce66a8da6cc</text:p>
          </table:table-cell>
          <table:table-cell table:style-name="ce14" office:value-type="string" calcext:value-type="string">
            <text:p>7fcee347-b08f-4243-98fc-08599adcade9</text:p>
          </table:table-cell>
          <table:table-cell/>
          <table:table-cell office:value-type="string" calcext:value-type="string">
            <text:p>Deflagrate</text:p>
          </table:table-cell>
          <table:table-cell office:value-type="string" calcext:value-type="string">
            <text:p>After normal attacks by this weapon have been resolved, count the number of unsaved Wounds caused on the target unit. Immediately resolve a number of additional automatic Hits on the same unit using the weapons profile equal to the number of unsaved Wounds <text:s/>these can then be saved normally. Models in the targeted unit must still be in range in order for these additional Hits to take effect. These additional Hits do not themselves inflict more Hits and do not benefit from any other special rules possessed by the attacking model, such as Preferred Enemy (X) or Precision Strikes (X).</text:p>
          </table:table-cell>
          <table:table-cell office:value-type="string" calcext:value-type="string">
            <text:p>The ancient volkite weaponry employed by the armies of Terra in the earliest years of the Great Crusade fired arcing blasts of energy rather than solid projectile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5905a156-fe8c-45e1-a20a-ff4808da9644</text:p>
          </table:table-cell>
          <table:table-cell table:style-name="ce14" office:value-type="string" calcext:value-type="string">
            <text:p>7fcee347-b08f-4243-98fc-08599adcade9</text:p>
          </table:table-cell>
          <table:table-cell/>
          <table:table-cell office:value-type="string" calcext:value-type="string">
            <text:p>Deep Strike</text:p>
          </table:table-cell>
          <table:table-cell office:value-type="string" calcext:value-type="string">
            <text:p>A unit made up entirely of models with this special rule may perform a Deep Strike Assault as described on page 310. Certain Faction or unit special rules may present other options for the deployment of units with the Deep Strike special rule.</text:p>
          </table:table-cell>
          <table:table-cell office:value-type="string" calcext:value-type="string">
            <text:p>Some units make their way to battle via tunnelling, teleportation, flying, or some other extraordinary means which allows them to appear in the thick of the fighting.</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0d3e232b-1232-44c2-b1a5-b7d974113190</text:p>
          </table:table-cell>
          <table:table-cell table:style-name="ce14" office:value-type="string" calcext:value-type="string">
            <text:p>7fcee347-b08f-4243-98fc-08599adcade9</text:p>
          </table:table-cell>
          <table:table-cell/>
          <table:table-cell office:value-type="string" calcext:value-type="string">
            <text:p>Duellist’s Edge (X)</text:p>
          </table:table-cell>
          <table:table-cell office:value-type="string" calcext:value-type="string">
            <text:p>When fighting in a Challenge, the user of this weapon gains a bonus to their Initiative value equal to the value in brackets after the rule when making attacks with this weapon. If there is no value in brackets after a given instance of this special rule, then assume the value is 1 (thus adding +1 Initiative to that model).</text:p>
          </table:table-cell>
          <table:table-cell office:value-type="string" calcext:value-type="string">
            <text:p>Some weapons have such a fine balance that they leap and spin in their wielders hands like living things, eager to spill the blood of the foe</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eccc9243-78c5-4a9e-88b0-d676385a3f59</text:p>
          </table:table-cell>
          <table:table-cell table:style-name="ce14" office:value-type="string" calcext:value-type="string">
            <text:p>7fcee347-b08f-4243-98fc-08599adcade9</text:p>
          </table:table-cell>
          <table:table-cell/>
          <table:table-cell office:value-type="string" calcext:value-type="string">
            <text:p>Eternal Warrior</text:p>
          </table:table-cell>
          <table:table-cell office:value-type="string" calcext:value-type="string">
            <text:p>If a model with this special rule suffers an unsaved Wound from an attack that inflicts Instant Death, it only reduces its Wounds by 1, instead of automatically reducing its Wounds to 0.</text:p>
          </table:table-cell>
          <table:table-cell office:value-type="string" calcext:value-type="string">
            <text:p>Some heroes refuse to be laid low, even by what would be mortal wounds to lesser warrior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f62e7ebf-30ad-4122-9be2-d94f270547a9</text:p>
          </table:table-cell>
          <table:table-cell table:style-name="ce14" office:value-type="string" calcext:value-type="string">
            <text:p>7fcee347-b08f-4243-98fc-08599adcade9</text:p>
          </table:table-cell>
          <table:table-cell/>
          <table:table-cell office:value-type="string" calcext:value-type="string">
            <text:p>Exoshock (X)</text:p>
          </table:table-cell>
          <table:table-cell office:value-type="string" calcext:value-type="string">
            <text:p>If this weapon successfully scores a Penetrating Hit on a target, roll a D6. If the result of that roll is equal to or higher than the value in brackets after the rule, a second automatic Penetrating Hit is inflicted on the same target against which Cover Saves may not be taken. For example, a weapon with the Exoshock (4+) special rule would inflict a second Penetrating Hit on the score of a 4+. This second Penetrating Hit does not gain the effects of any other special rules, and cannot trigger additional Hits. \n\nIf, for any reason, a given instance of this rule does not have a value in brackets after the special rule, assume the value is 6+.</text:p>
          </table:table-cell>
          <table:table-cell office:value-type="string" calcext:value-type="string">
            <text:p>Each blast from this weapon that pierces its targets armour sets off a chain reaction of secondary explosion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f75e581f-8b5d-4576-913f-a261ba787635</text:p>
          </table:table-cell>
          <table:table-cell table:style-name="ce14" office:value-type="string" calcext:value-type="string">
            <text:p>7fcee347-b08f-4243-98fc-08599adcade9</text:p>
          </table:table-cell>
          <table:table-cell/>
          <table:table-cell office:value-type="string" calcext:value-type="string">
            <text:p>Fear(X)</text:p>
          </table:table-cell>
          <table:table-cell office:value-type="string" calcext:value-type="string">
            <text:p>All enemy models within 12" of a model with this special rule must reduce their Leadership by the value in brackets after the special rule when taking any Morale checks, Regroup or Pinning tests. For example, a unit with the special rule Fear (2) would reduce the Leadership of all enemy models within 12" by 2. \n\nEnemy units that are locked in combat are only affected by this modifier if they are locked in combat with the unit that causes Fear. This modifier is not cumulative, and any given unit can only be affected by a single instance of the Fear special rule at a time. This will always be the highest single modifier among those applicable. \n\nA model that causes Fear is not itself immune to Fear, and will still suffer a penalty to its Leadership if within range of an enemy unit that has the Fear special rule.</text:p>
          </table:table-cell>
          <table:table-cell office:value-type="string" calcext:value-type="string">
            <text:p>Some beings are so monstrous or alien that they can force their foes to recoil in horror</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000e129f-6f9c-42a1-9159-65ac0954abe6</text:p>
          </table:table-cell>
          <table:table-cell table:style-name="ce14" office:value-type="string" calcext:value-type="string">
            <text:p>7fcee347-b08f-4243-98fc-08599adcade9</text:p>
          </table:table-cell>
          <table:table-cell/>
          <table:table-cell office:value-type="string" calcext:value-type="string">
            <text:p>Fearless</text:p>
          </table:table-cell>
          <table:table-cell office:value-type="string" calcext:value-type="string">
            <text:p>Units with one or more models with the Fearless special rule automatically pass Pinning tests, Regroup tests and Morale checks. In addition, models with the Fearless special rule ignore the effects of the Fear special rule. \n\nHowever, units containing one or more models with the Fearless special rule cannot use any Reactions that grant a Cover Save, Armour Save, Invulnerable Save or Damage Mitigation roll of any kind, and cannot choose to fail a Morale check due to the Our Weapons Are Useless special rule (see page 188). If a unit has become Pinned and then gains the Fearless special rule, all the effects of being Pinned are immediately cancelled.</text:p>
          </table:table-cell>
          <table:table-cell office:value-type="string" calcext:value-type="string">
            <text:p>Fearless troops never give up and seldom make full use of cover <text:s/>even if it would be wiser to do so.</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37266902-4d4e-4014-99bb-7fea2b2c9dbb</text:p>
          </table:table-cell>
          <table:table-cell table:style-name="ce14" office:value-type="string" calcext:value-type="string">
            <text:p>7fcee347-b08f-4243-98fc-08599adcade9</text:p>
          </table:table-cell>
          <table:table-cell/>
          <table:table-cell office:value-type="string" calcext:value-type="string">
            <text:p>Feel No Pain (X)</text:p>
          </table:table-cell>
          <table:table-cell office:value-type="string" calcext:value-type="string">
            <text:p>When a model with this special rule suffers an unsaved Wound, it can make a special Feel No Pain roll to avoid being Wounded (this is a special Saving Throw which is made after unsaved Wounds are suffered). \n\nFeel No Pain rolls may not be taken against unsaved Wounds that have the Instant Death special rule. \n\nRoll a D6 each time an unsaved Wound is suffered. On a result that is equal to or greater than the value in brackets, the unsaved Wound is discounted <text:s/>treat it as having been saved. On any other result the Wound is taken as normal. For example, a unit with the special rule Feel No Pain (5+) would need to score a 5 or 6 in order to discount a Wound inflicted upon it. \n\nThis is a Damage Mitigation roll <text:s/>any model may make only a single Damage Mitigation roll of any type for any given Wound (see page 174).</text:p>
          </table:table-cell>
          <table:table-cell office:value-type="string" calcext:value-type="string">
            <text:p>Whether through force of will, bionic augmentation or foul sorcery, this warrior can still fight despite fearsome wounds.</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fc899fe6-b8cf-4140-8cc4-20056a41848c</text:p>
          </table:table-cell>
          <table:table-cell table:style-name="ce14" office:value-type="string" calcext:value-type="string">
            <text:p>7fcee347-b08f-4243-98fc-08599adcade9</text:p>
          </table:table-cell>
          <table:table-cell/>
          <table:table-cell office:value-type="string" calcext:value-type="string">
            <text:p>Fleet (X)</text:p>
          </table:table-cell>
          <table:table-cell office:value-type="string" calcext:value-type="string">
            <text:p>A unit composed entirely of models with this special rule gains a bonus to all Run moves, any distance moved as part of a Reaction and as a modifier to all rolls made to determine Charge Distances equal to the value in brackets listed after the special rule. For example, a unit composed entirely of models with the Fleet (2) special rule would add +2 to all Run moves it makes, +2 to all distances moved as part of a Reaction and add a +2 modifier to any Charge Moves made. \n\nIf a unit is composed entirely of models with this special rule, but the models have different versions of this special rule, then the unit must use the lowest Fleet value included in the unit (for example, a unit of ten models in which nine models have Fleet (2) and one model has Fleet (4) would use the Fleet (2) special rule).</text:p>
          </table:table-cell>
          <table:table-cell office:value-type="string" calcext:value-type="string">
            <text:p>Preternaturally agile, these warriors can cover ground more quickly than their plodding foes.</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3ac20675-460e-4516-a879-b20f54279e7f</text:p>
          </table:table-cell>
          <table:table-cell table:style-name="ce14" office:value-type="string" calcext:value-type="string">
            <text:p>7fcee347-b08f-4243-98fc-08599adcade9</text:p>
          </table:table-cell>
          <table:table-cell/>
          <table:table-cell office:value-type="string" calcext:value-type="string">
            <text:p>Fleshbane</text:p>
          </table:table-cell>
          <table:table-cell office:value-type="string" calcext:value-type="string">
            <text:p>If a model has this special rule, or is attacking with a Melee weapon that has this special rule, they always Wound on a 2+ in close combat. \n\nSimilarly, if a model makes a Shooting Attack with a weapon that has this special rule, they always Wound on a 2+. \n\nIn either case, this special rule has no effect against Vehicles or Buildings.</text:p>
          </table:table-cell>
          <table:table-cell office:value-type="string" calcext:value-type="string">
            <text:p>Many are the weapons and creatures whose merest caress is fatal</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2fc2e5ac-c123-4315-a846-3dd27a3f6775</text:p>
          </table:table-cell>
          <table:table-cell table:style-name="ce14" office:value-type="string" calcext:value-type="string">
            <text:p>7fcee347-b08f-4243-98fc-08599adcade9</text:p>
          </table:table-cell>
          <table:table-cell/>
          <table:table-cell office:value-type="string" calcext:value-type="string">
            <text:p>Force</text:p>
          </table:table-cell>
          <table:table-cell office:value-type="string" calcext:value-type="string">
            <text:p>Any Psyker with a weapon or ability with this special rule may choose to make a Psychic check before making any attacks with that weapon or resolving the ability. If the Check is successful then the Strength value of any attacks made is doubled. If the Check is failed then Perils of the Warp is resolved targeting the unit containing the model that failed its Check. If the Psyker survives Perils of the Warp then it may attack as normal.</text:p>
          </table:table-cell>
          <table:table-cell office:value-type="string" calcext:value-type="string">
            <text:p>Force weapons are charged by the psychic might of the wielder, turning them from mere physical tools to mystical weapons of incredible potency.</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db593a4f-8a6a-4af2-b2c9-91a51af0eb4a</text:p>
          </table:table-cell>
          <table:table-cell table:style-name="ce14" office:value-type="string" calcext:value-type="string">
            <text:p>7fcee347-b08f-4243-98fc-08599adcade9</text:p>
          </table:table-cell>
          <table:table-cell/>
          <table:table-cell office:value-type="string" calcext:value-type="string">
            <text:p>Firing Protocols (X)</text:p>
          </table:table-cell>
          <table:table-cell office:value-type="string" calcext:value-type="string">
            <text:p>When making a Shooting Attack, a model with this special rule may attack with a number of different weapons equal to the value of this special rule. This rule does not allow a single weapon to be attacked with more than once, and only applies if the model is equipped with more than one weapon. For example, as part of a single Shooting Attack, a model with the Firing Protocols (2) special rule may attack with up to two different weapons.</text:p>
          </table:table-cell>
          <table:table-cell office:value-type="string" calcext:value-type="string">
            <text:p>Those warriors or war engines equipped with multiple weapons often incorporate sophisticated tracking systems, or have received advanced training to allow them to wield them all simultaneously on the battlefield.</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d00f759f-bc3d-4889-b5a2-0670537a4be7</text:p>
          </table:table-cell>
          <table:table-cell table:style-name="ce14" office:value-type="string" calcext:value-type="string">
            <text:p>7fcee347-b08f-4243-98fc-08599adcade9</text:p>
          </table:table-cell>
          <table:table-cell/>
          <table:table-cell office:value-type="string" calcext:value-type="string">
            <text:p>Furious Charge (X)</text:p>
          </table:table-cell>
          <table:table-cell office:value-type="string" calcext:value-type="string">
            <text:p>In a turn in which a model with this special rule Charges into combat, it adds a bonus to its Strength Characteristic until the end of the Assault phase. The bonus added to the models Strength is equal to the value in brackets after the special rule, for example a model with Furious Charge (2) adds a bonus of +2 to its Strength. \n\nA model that has made a Disordered Charge that turn receives no benefit from Furious Charge (see page 182).</text:p>
          </table:table-cell>
          <table:table-cell office:value-type="string" calcext:value-type="string">
            <text:p>Some warriors use the impetus of the charge to fuel their own fury.</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65dbd5e4-fa63-4add-a1a9-5e959227914e</text:p>
          </table:table-cell>
          <table:table-cell table:style-name="ce14" office:value-type="string" calcext:value-type="string">
            <text:p>7fcee347-b08f-4243-98fc-08599adcade9</text:p>
          </table:table-cell>
          <table:table-cell/>
          <table:table-cell office:value-type="string" calcext:value-type="string">
            <text:p>Gets Hot</text:p>
          </table:table-cell>
          <table:table-cell office:value-type="string" calcext:value-type="string">
            <text:p>When firing a weapon that Gets Hot, roll To Hit as normal. For each unmodified To Hit roll of 1, the firing model immediately suffers a single Wound with an AP value equal to that of the weapon that was used to attack (Armour Saves, Invulnerable Saves and Feel No Pain rolls can be taken, but not Cover Saves or Shrouded rolls) this Wound cannot be allocated to any other model in the unit. A Vehicle instead rolls a D6 for each roll of a 1 To Hit. If this roll results in a 1 or 2, the Vehicle suffers a Glancing Hit. \n\nGets Hot and Weapons that do not Roll To Hit\n\nWeapons that do not roll To Hit (such as Blast weapons) must roll a D6 for each shot immediately before firing. On a 2+, the shot is resolved as normal. For each roll of a 1, the weapon Gets Hot; that shot is not fired and the firing model immediately suffers a single Wound with an AP value equal to that of the weapon that was used to attack (Armour Saves, Invulnerable Saves and Feel No Pain rolls can be taken, but not Cover Saves or Shrouded rolls) <text:s/>this Wound cannot be allocated to any other model in the unit. A Vehicle instead rolls a D6 for each roll of a 1 to Hit. If this roll results in a 1 or 2, the Vehicle suffers a Glancing Hit. \n\nGets Hot and Re-rolls \n\nIf a model has the ability to re-roll its rolls To Hit (including because of BS 6+ or the Twin-linked special rule), a Wound is only suffered if the To Hit re-roll is a 1; it may also re-roll Gets Hot results of 1 for weapons that do not roll To Hit.</text:p>
          </table:table-cell>
          <table:table-cell office:value-type="string" calcext:value-type="string">
            <text:p>Some weapons are fuelled by unstable power sources and risk overheating with each shot <text:s/>often to the detriment of their wielder.</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caf6d4f8-3cf8-4032-9adf-ed6e19bc4d6f</text:p>
          </table:table-cell>
          <table:table-cell table:style-name="ce14" office:value-type="string" calcext:value-type="string">
            <text:p>7fcee347-b08f-4243-98fc-08599adcade9</text:p>
          </table:table-cell>
          <table:table-cell/>
          <table:table-cell office:value-type="string" calcext:value-type="string">
            <text:p>Graviton Pulse</text:p>
          </table:table-cell>
          <table:table-cell office:value-type="string" calcext:value-type="string">
            <text:p>Instead of rolling To Wound normally with this weapon, any non-Vehicle model that suffers a Hit from a weapon with this special rule must instead roll under their Strength on a D6 or suffer a Wound (a roll of a 6 always counts as a failure). If a Graviton Pulse weapon also has the Blast type, then leave the Blast marker in place after resolving all Wounds, or otherwise mark the area. This area now counts as both Difficult Terrain and Dangerous Terrain until the end of the next Game Turn.</text:p>
          </table:table-cell>
          <table:table-cell office:value-type="string" calcext:value-type="string">
            <text:p>Some weapons crush their targets, cracking bones and rupturing organs.</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f9a41e96-d0c7-4cb5-b388-4145857eae9e</text:p>
          </table:table-cell>
          <table:table-cell table:style-name="ce14" office:value-type="string" calcext:value-type="string">
            <text:p>7fcee347-b08f-4243-98fc-08599adcade9</text:p>
          </table:table-cell>
          <table:table-cell/>
          <table:table-cell office:value-type="string" calcext:value-type="string">
            <text:p>Guided Fire</text:p>
          </table:table-cell>
          <table:table-cell office:value-type="string" calcext:value-type="string">
            <text:p>Any attacks made using a weapon with this special rule do not require line of sight, but must still be within range.</text:p>
          </table:table-cell>
          <table:table-cell office:value-type="string" calcext:value-type="string">
            <text:p>Whether by advanced technology or arcane influence, some attacks are able to reach their target no matter what obstacles obscure them</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7a0fc2c2-11a5-42bd-9189-eeff92c31713</text:p>
          </table:table-cell>
          <table:table-cell table:style-name="ce14" office:value-type="string" calcext:value-type="string">
            <text:p>7fcee347-b08f-4243-98fc-08599adcade9</text:p>
          </table:table-cell>
          <table:table-cell/>
          <table:table-cell office:value-type="string" calcext:value-type="string">
            <text:p>Hammer of Wrath (X)</text:p>
          </table:table-cell>
          <table:table-cell office:value-type="string" calcext:value-type="string">
            <text:p>If a model with this special rule ends its Charge Move in base or hull contact with an enemy model, it makes a number of additional attacks equal to the value in brackets listed as part of this special rule. These attacks hit automatically and are resolved at the models unmodified Strength with AP-. These attacks do not benefit from any of the models special rules (such as Furious Charge, Rending, etc. ). These attacks are resolved during the Fight sub-phase at Initiative step 10, but do not grant the model an additional Pile-in Move. \n\nIf a model with this special rule Charges a Vehicle of any kind or a Building, the hits are resolved against the Armour Value of the Facing the charging model is touching. If the model is in contact with two or more Facings, the player controlling the target model chooses a Facing upon which the attacks are resolved. If a model with this special rule Charges a Building or Vehicle that is a Transport, the hits are resolved against the Building or Vehicle, not the unit Embarked within the Building or Vehicle.</text:p>
          </table:table-cell>
          <table:table-cell office:value-type="string" calcext:value-type="string">
            <text:p>Many warriors hurl themselves headlong into combat, seeking to crush or trample the foe.</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36c0fcc6-4fe1-4a71-a7c0-26c977f92b88</text:p>
          </table:table-cell>
          <table:table-cell table:style-name="ce14" office:value-type="string" calcext:value-type="string">
            <text:p>7fcee347-b08f-4243-98fc-08599adcade9</text:p>
          </table:table-cell>
          <table:table-cell/>
          <table:table-cell office:value-type="string" calcext:value-type="string">
            <text:p>Hatred (X)</text:p>
          </table:table-cell>
          <table:table-cell office:value-type="string" calcext:value-type="string">
            <text:p>This rule is presented as Hatred (X) where X identifies a specific type of foe. If the special rule does not specify a type of foe, then the unit has Hatred against everyone. This can refer to a Faction or a specific unit. For example, Hatred (Mechanicum) means any model of the Mechanicum Faction, whilst Hatred (Thallax) means only Thallax. A model striking a Hated foe in close combat re-rolls all failed To Hit rolls during the first round of each close combat. \n\nThe effects of this special rule only apply when a unit that has it begins an Assault phase not locked in combat and then either Charges or is Charged by an enemy unit. If an enemy unit Charges this unit when it is already locked in combat then that does count as a new first turn of combat for the effects of Hatred</text:p>
          </table:table-cell>
          <table:table-cell office:value-type="string" calcext:value-type="string">
            <text:p>In the far future, hatred is a powerful ally</text:p>
          </table:table-cell>
          <table:table-cell office:value-type="string" calcext:value-type="string">
            <text:p>fad7dd82-e832-41f9-a946-213d77eece03</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20fc7ebf-5780-44d1-a6f6-1f6e71fb4467</text:p>
          </table:table-cell>
          <table:table-cell table:style-name="ce14" office:value-type="string" calcext:value-type="string">
            <text:p>7fcee347-b08f-4243-98fc-08599adcade9</text:p>
          </table:table-cell>
          <table:table-cell/>
          <table:table-cell office:value-type="string" calcext:value-type="string">
            <text:p>Haywire</text:p>
          </table:table-cell>
          <table:table-cell office:value-type="string" calcext:value-type="string">
            <text:p>When a weapon with this special rule Hits a model with the Vehicle, Dreadnought or Automata Unit Type, roll a D6 to determine the effect rather than rolling To Wound or for armour penetration normally. AP has no effect on this roll: \n\nD6 Result 1 No Effect. \n2-5 Vehicles suffer a Glancing Hit, other models suffer 1 Wound. Only Invulnerable Saves or Damage Mitigation rolls may be taken against Wounds inflicted by this result. \n6 Vehicles suffer a Penetrating Hit, Dreadnoughts and Automata suffer 1 Wound. No Saves or Damage Mitigation rolls may be taken against Wounds inflicted by this result.</text:p>
          </table:table-cell>
          <table:table-cell office:value-type="string" calcext:value-type="string">
            <text:p>Haywire weapons send out powerful electromagnetic pulses</text:p>
          </table:table-cell>
          <table:table-cell office:value-type="string" calcext:value-type="string">
            <text:p>fad7dd82-e832-41f9-a946-213d77eece03</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730136a2-cef0-4fdb-9315-1669ea349d47</text:p>
          </table:table-cell>
          <table:table-cell table:style-name="ce14" office:value-type="string" calcext:value-type="string">
            <text:p>7fcee347-b08f-4243-98fc-08599adcade9</text:p>
          </table:table-cell>
          <table:table-cell/>
          <table:table-cell office:value-type="string" calcext:value-type="string">
            <text:p>Hit &amp; Run</text:p>
          </table:table-cell>
          <table:table-cell office:value-type="string" calcext:value-type="string">
            <text:p>A unit that contains at least one model with this special rule that is locked in combat can choose to leave close combat at the end of any Assault phase. If the unit wishes to do so, it must take an Initiative test. \n\nIf the Test is failed, nothing happens and the models remain locked in the fight. \n\nIf the Test is passed, choose a direction <text:s/>then roll 2D6 and add the units Movement Characteristic to the result. As long as the distance rolled, in inches, is sufficient to allow the entire unit to move over 1" away from all of the enemy units they are locked in combat with, the unit breaks away from combat and must immediately move a number of inches in the chosen direction equal to the 2D6 + Movement result, ignoring the models they were locked in combat with. No Sweeping Advance rolls are made. Enemy units that are no longer locked in combat immediately Consolidate a number of inches equal to their Initiative. \n\nA Hit &amp; Run Move is not slowed by Difficult Terrain, but does trigger Dangerous Terrain tests as normal. It may not be used to move into base or hull contact with enemy units, and models instead stop 1" away. If there are units with this rule on both sides who wish to disengage, roll off to determine who goes first and then alternate disengaging them. If the last of these ends up no longer in combat, it Consolidates instead.</text:p>
          </table:table-cell>
          <table:table-cell office:value-type="string" calcext:value-type="string">
            <text:p>Some troops employ a flexible battle stance, engaging the foe at close quarters one moment, before peeling off to strike with renewed vigour the next.</text:p>
          </table:table-cell>
          <table:table-cell office:value-type="string" calcext:value-type="string">
            <text:p>fad7dd82-e832-41f9-a946-213d77eece03</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8a919359-f57d-4ddd-b5e8-7f1c1347a83a</text:p>
          </table:table-cell>
          <table:table-cell table:style-name="ce14" office:value-type="string" calcext:value-type="string">
            <text:p>7fcee347-b08f-4243-98fc-08599adcade9</text:p>
          </table:table-cell>
          <table:table-cell/>
          <table:table-cell office:value-type="string" calcext:value-type="string">
            <text:p>Independent Character</text:p>
          </table:table-cell>
          <table:table-cell office:value-type="string" calcext:value-type="string">
            <text:p>Independent Characters can join other units. They cannot, however, join units that contain Vehicles, Dreadnoughts, Automata or any model with the Monstrous sub-type (unless the Independent Character also has that Unit Type or sub-type). They can join other Independent Characters though to form a powerful multicharacter unit. \n\nJoining and Leaving a Unit \nAn Independent Character can begin the game already with a unit, either by being deployed in unit coherency with it or, if the unit is in Reserve, by you informing your opponent which unit it has joined. \n\nIn order to join a unit, an Independent Character simply has to move so that they are within unit coherency distance of a friendly unit at the end of their Movement phase. If the Independent Character is within unit coherency of more than one unit at the end of its Movement phase, the player must declare which unit it is joining. If an Independent Character does not intend to, or cannot, join a unit, it must, where possible, remain outside of unit coherency with that unit at the end of the Movement phase. This is to make clear whether they have joined a unit or not. Note that after an Independent Character joins a unit, that unit can Move no further that Movement phase. \n\nAn Independent Character can leave a unit during the Movement phase by moving out of unit coherency with it. They cannot join or leave during any other Phase <text:s/>once shots are fired or Charges are declared. \n\nAn Independent Character cannot leave a unit while either they or the unit are in Reserve, locked in combat, Falling Back or have been Pinned. They cannot join a unit that is in Reserve, locked in combat or Falling Back. If an Independent Character joins a unit, and all other models in that unit are killed, they again become a unit of one model at the start of the following Phase. \n\nWhile an Independent Character is part of a unit, they count as part of the unit for all rules purposes, though they still follow the rules for Characters. \n\nSpecial Rules \nWhen an Independent Character joins a unit, it might have different special rules from those of the unit. Unless specified in the rule itself (as in the Stubborn special rule), the units special rules are not conferred upon the Independent Character, and the Independent Characters special rules are not conferred upon the unit. Special rules that are conferred to the unit only apply for as long as the Independent Character is with them. \n\nIndependent Characters and Infiltrate \nAn Independent Character without the Infiltrate special rule cannot join a unit of Infiltrators during deployment, and vice versa. \n\nIndependent Characters and Ongoing Effects \nSometimes, a unit that an Independent Character has joined will be the target of a beneficial or harmful effect, such as those bestowed by the Blind special rule, for example. If the Independent Character leaves the unit, both the Independent Character and the unit continue to be affected by the effect, so youll need to mark the Independent Character accordingly. \nConversely, if an Independent Character joins a unit after that unit has been the target of an ongoing effect (or joins a unit after they themselves have been the target of an ongoing effect), benefits and penalties from that effect are not shared.</text:p>
          </table:table-cell>
          <table:table-cell office:value-type="string" calcext:value-type="string">
            <text:p>Mighty heroes go where they are needed, being at the forefront of the most vital charges and leading their troops to victory.</text:p>
          </table:table-cell>
          <table:table-cell office:value-type="string" calcext:value-type="string">
            <text:p>fad7dd82-e832-41f9-a946-213d77eece03</text:p>
          </table:table-cell>
          <table:table-cell office:value-type="float" office:value="241" calcext:value-type="float">
            <text:p>241</text:p>
          </table:table-cell>
          <table:table-cell table:number-columns-repeated="1016"/>
        </table:table-row>
        <table:table-row table:style-name="ro1">
          <table:table-cell office:value-type="string" calcext:value-type="string">
            <text:p>7f8cf0ea-2530-4a3f-9a25-85517c788e29</text:p>
          </table:table-cell>
          <table:table-cell table:style-name="ce14" office:value-type="string" calcext:value-type="string">
            <text:p>7fcee347-b08f-4243-98fc-08599adcade9</text:p>
          </table:table-cell>
          <table:table-cell/>
          <table:table-cell office:value-type="string" calcext:value-type="string">
            <text:p>Infiltrate</text:p>
          </table:table-cell>
          <table:table-cell office:value-type="string" calcext:value-type="string">
            <text:p>You may choose to deploy units that contain at least one model with this special rule last, after all other units (friend and foe) have been deployed. If both players have such units and choose to do so, the players roll off and the winner decides who goes first, then alternate deploying these units. \n\nUnits that Infiltrate in this way can be set up anywhere on the battlefield that is more than 9" from any enemy unit, as long as no deployed enemy unit can draw line of sight to them. This includes in a Building (see page 224), as long as the Building is more than 9" from any enemy unit. Alternatively, they can be set up anywhere on the battlefield more than 12" from any enemy unit, even in plain sight. \n\nIf a unit with Infiltrate deploys inside a Dedicated Transport, the same rules apply when deploying their Transport. \n\nA unit that deploys using these rules cannot Charge in their first turn. \n\nHaving Infiltrate also confers the Outflank special rule to units of Infiltrators that are kept as Reserves (see page 309). \n\nInfiltrate and Scout \nIf a unit has both the Infiltrate and Scout special rule, that unit can deploy as per the Infiltrate special rule and then redeploy as per the Scout special rule. \n\nIndependent Characters and Infiltrate \nAn Independent Character without the Infiltrate special rule cannot join a unit of Infiltrators during deployment, and vice versa</text:p>
          </table:table-cell>
          <table:table-cell office:value-type="string" calcext:value-type="string">
            <text:p>Many armies employ reconnaissance troops who sit concealed for days, just waiting for the right moment in which to strike.</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056057b0-a58c-41ae-a269-7f8d143fed35</text:p>
          </table:table-cell>
          <table:table-cell table:style-name="ce14" office:value-type="string" calcext:value-type="string">
            <text:p>7fcee347-b08f-4243-98fc-08599adcade9</text:p>
          </table:table-cell>
          <table:table-cell/>
          <table:table-cell office:value-type="string" calcext:value-type="string">
            <text:p>Ignores Cover</text:p>
          </table:table-cell>
          <table:table-cell office:value-type="string" calcext:value-type="string">
            <text:p>Cover Saves and Damage Mitigation rolls granted by the Shrouded special rule cannot be taken against Wounds or Hull Point damage caused by weapons with the Ignores Cover special rule. This includes Cover Saves granted by Reactions and other special rules as well as Cover Saves conferred by terrain</text:p>
          </table:table-cell>
          <table:table-cell office:value-type="string" calcext:value-type="string">
            <text:p>This weapon fires ammunition that cheats an enemy of their shelter.</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700c7781-bb41-4907-ba54-06118c168e02</text:p>
          </table:table-cell>
          <table:table-cell table:style-name="ce14" office:value-type="string" calcext:value-type="string">
            <text:p>7fcee347-b08f-4243-98fc-08599adcade9</text:p>
          </table:table-cell>
          <table:table-cell/>
          <table:table-cell office:value-type="string" calcext:value-type="string">
            <text:p>Instant Death</text:p>
          </table:table-cell>
          <table:table-cell office:value-type="string" calcext:value-type="string">
            <text:p>If a model suffers an unsaved Wound from an attack with this special rule, it is reduced to 0 Wounds and is removed as a casualty.</text:p>
          </table:table-cell>
          <table:table-cell office:value-type="string" calcext:value-type="string">
            <text:p>Some blows can slay an enemy outright, no matter how hardy they may be.</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c946e214-3143-436c-85bf-42e98c413ff8</text:p>
          </table:table-cell>
          <table:table-cell table:style-name="ce14" office:value-type="string" calcext:value-type="string">
            <text:p>7fcee347-b08f-4243-98fc-08599adcade9</text:p>
          </table:table-cell>
          <table:table-cell/>
          <table:table-cell office:value-type="string" calcext:value-type="string">
            <text:p>It Will Not Die (X)</text:p>
          </table:table-cell>
          <table:table-cell office:value-type="string" calcext:value-type="string">
            <text:p>At the end of each of your turns, roll a D6 for each of your models with this special rule that has less than its starting number of Wounds or Hull Points, but that has not been removed as a casualty or destroyed. On a roll equal to or greater than the number in brackets associated with the special rule, that model regains a Wound, or Hull Point, lost earlier in the game. For example, a model with It Will Not Die (5+) would regain a lost Wound on the roll of a 5 or more</text:p>
          </table:table-cell>
          <table:table-cell office:value-type="string" calcext:value-type="string">
            <text:p>In the dark corners of the galaxy, there are creatures that heal at a terrifying speed.</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fd175bc9-d40b-4ff8-9d93-ba9ac06f17fa</text:p>
          </table:table-cell>
          <table:table-cell table:style-name="ce14" office:value-type="string" calcext:value-type="string">
            <text:p>7fcee347-b08f-4243-98fc-08599adcade9</text:p>
          </table:table-cell>
          <table:table-cell/>
          <table:table-cell office:value-type="string" calcext:value-type="string">
            <text:p>Lance</text:p>
          </table:table-cell>
          <table:table-cell office:value-type="string" calcext:value-type="string">
            <text:p>Weapons with the Lance special rule count Vehicle Armour Values that are higher than 12 as 12.</text:p>
          </table:table-cell>
          <table:table-cell office:value-type="string" calcext:value-type="string">
            <text:p>The terror of tank commanders, a lance weapon fires a concentrated beam of energy that can bore through any armour, regardless of thickness.</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47400bef-5652-4ff5-b5f4-a54f3464d0e3</text:p>
          </table:table-cell>
          <table:table-cell table:style-name="ce14" office:value-type="string" calcext:value-type="string">
            <text:p>7fcee347-b08f-4243-98fc-08599adcade9</text:p>
          </table:table-cell>
          <table:table-cell/>
          <table:table-cell office:value-type="string" calcext:value-type="string">
            <text:p>Legiones Astartes (X)</text:p>
          </table:table-cell>
          <table:table-cell office:value-type="string" calcext:value-type="string">
            <text:p>Any unit with this special rule will have a number of additional special rules and abilities specific to their named Legion, all of which will be defined in other Horus Heresy <text:s/>Age of Darkness publications. A Space Marine unit may only have one such named rule, e. g. , Legiones Astartes (Sons of Horus). Space Marine units from a different Legion may only be included in an army using an Allied Detachment (see page 281) and in conjunction with the Allies in the Age of Darkness chart found on page 282.</text:p>
          </table:table-cell>
          <table:table-cell office:value-type="string" calcext:value-type="string">
            <text:p>The Space Marines of the Emperors Legions are genetically engineered, psycho-indoctrinated warriors with superhuman abilities, and minds and souls tempered for war. Each of the Legions has its own idiosyncrasies and character <text:s/>the product of their gene-seed and the unique warrior cultures fostered by their masters.</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85b97a81-fd5b-4ca9-95a8-dd0f2797d1db</text:p>
          </table:table-cell>
          <table:table-cell table:style-name="ce14" office:value-type="string" calcext:value-type="string">
            <text:p>7fcee347-b08f-4243-98fc-08599adcade9</text:p>
          </table:table-cell>
          <table:table-cell/>
          <table:table-cell office:value-type="string" calcext:value-type="string">
            <text:p>Lingering Death</text:p>
          </table:table-cell>
          <table:table-cell office:value-type="string" calcext:value-type="string">
            <text:p>When a Blast weapon with this rule is used, after the attack is resolved leave the Blast marker in play for the rest of the game and mark it with a counter of some kind. This area is now treated as Dangerous Terrain for all models with a Toughness value.</text:p>
          </table:table-cell>
          <table:table-cell office:value-type="string" calcext:value-type="string">
            <text:p>Many of the terrible weapons unleashed during the Horus Heresy tainted the very worlds they were used to conquer, poisoning the soil and burning the sky, leaving only calamity in their wake</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6aace551-52c1-4cec-aa7b-db6b42acfd39</text:p>
          </table:table-cell>
          <table:table-cell table:style-name="ce14" office:value-type="string" calcext:value-type="string">
            <text:p>7fcee347-b08f-4243-98fc-08599adcade9</text:p>
          </table:table-cell>
          <table:table-cell/>
          <table:table-cell office:value-type="string" calcext:value-type="string">
            <text:p>Master-Crafted</text:p>
          </table:table-cell>
          <table:table-cell office:value-type="string" calcext:value-type="string">
            <text:p>Weapons with the Master-crafted special rule allow the bearer to re-roll one failed roll To Hit per turn with that weapon.</text:p>
          </table:table-cell>
          <table:table-cell office:value-type="string" calcext:value-type="string">
            <text:p>Some weapons are lovingly maintained artefacts, crafted with skills now lost. Though the exact form of master-crafting varies, it is always considered to be the pinnacle of the weaponsmiths art.</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dfb12a0e-29da-4e39-87b7-06849f483e40</text:p>
          </table:table-cell>
          <table:table-cell table:style-name="ce14" office:value-type="string" calcext:value-type="string">
            <text:p>7fcee347-b08f-4243-98fc-08599adcade9</text:p>
          </table:table-cell>
          <table:table-cell/>
          <table:table-cell office:value-type="string" calcext:value-type="string">
            <text:p>Monster Hunter</text:p>
          </table:table-cell>
          <table:table-cell office:value-type="string" calcext:value-type="string">
            <text:p>A unit that contains at least one model with this special rule re-rolls all failed To Wound rolls against Dreadnoughts, Automata and Primarch models as well as any unit with the Monstrous sub-type.</text:p>
          </table:table-cell>
          <table:table-cell office:value-type="string" calcext:value-type="string">
            <text:p>The Great Crusade allowed many of the Emperors warriors to hone the skills needed to topple mighty monsters and towering automatons.</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2762ecf0-951f-4c42-b4ec-355bbf801abb</text:p>
          </table:table-cell>
          <table:table-cell table:style-name="ce14" office:value-type="string" calcext:value-type="string">
            <text:p>7fcee347-b08f-4243-98fc-08599adcade9</text:p>
          </table:table-cell>
          <table:table-cell/>
          <table:table-cell office:value-type="string" calcext:value-type="string">
            <text:p>Move Through Cover</text:p>
          </table:table-cell>
          <table:table-cell office:value-type="string" calcext:value-type="string">
            <text:p>A unit that contains only models with this special rule suffers no penalty for moving or charging through Difficult Terrain.</text:p>
          </table:table-cell>
          <table:table-cell office:value-type="string" calcext:value-type="string">
            <text:p>Some warriors are skilled at moving over broken and tangled terrain</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44c8745f-8a13-4277-9af6-e04ae3009b44</text:p>
          </table:table-cell>
          <table:table-cell table:style-name="ce14" office:value-type="string" calcext:value-type="string">
            <text:p>7fcee347-b08f-4243-98fc-08599adcade9</text:p>
          </table:table-cell>
          <table:table-cell/>
          <table:table-cell office:value-type="string" calcext:value-type="string">
            <text:p>Murderous Strike (X)</text:p>
          </table:table-cell>
          <table:table-cell office:value-type="string" calcext:value-type="string">
            <text:p>Attacks with this special rule cause Instant Death on a To Wound roll equal to the number in brackets associated with the specific rule. Roll any viable Saves against this Instant Death-causing Wound separately and before any other Wounds the attack inflicts.</text:p>
          </table:table-cell>
          <table:table-cell office:value-type="string" calcext:value-type="string">
            <text:p>Some weapons are so cruel of form or powerful in aspect that a well-placed strike can slay even the toughest opponent.</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68f16a5e-2851-4bc8-977a-76ecc58527b2</text:p>
          </table:table-cell>
          <table:table-cell table:style-name="ce14" office:value-type="string" calcext:value-type="string">
            <text:p>7fcee347-b08f-4243-98fc-08599adcade9</text:p>
          </table:table-cell>
          <table:table-cell/>
          <table:table-cell office:value-type="string" calcext:value-type="string">
            <text:p>Night Vision</text:p>
          </table:table-cell>
          <table:table-cell office:value-type="string" calcext:value-type="string">
            <text:p>A unit that contains at least one model with this special rule ignores the effects of Night Fighting (see page 308) and no model may make Shrouded rolls to negate Wounds inflicted by their attacks.</text:p>
          </table:table-cell>
          <table:table-cell office:value-type="string" calcext:value-type="string">
            <text:p>Some warriors can see almost as clearly in the darkness as they can in daylight.</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4480565a-dafe-451f-8890-aaa8732d5963</text:p>
          </table:table-cell>
          <table:table-cell table:style-name="ce14" office:value-type="string" calcext:value-type="string">
            <text:p>7fcee347-b08f-4243-98fc-08599adcade9</text:p>
          </table:table-cell>
          <table:table-cell/>
          <table:table-cell office:value-type="string" calcext:value-type="string">
            <text:p>One Use/One Shot</text:p>
          </table:table-cell>
          <table:table-cell office:value-type="string" calcext:value-type="string">
            <text:p>A weapon or ability with this special rule can only be used once during the course of a battle. Once a weapon with the One Use or One Shot special rule has been used to attack, it is no longer counted as a weapon and may not be destroyed (for example, by rolls on the Vehicle Damage table) or repaired by any other rule or effect.</text:p>
          </table:table-cell>
          <table:table-cell office:value-type="string" calcext:value-type="string">
            <text:p>Certain items can only be used once, so a general must choose wisely when to do so.</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5aebab7f-d585-4211-9328-2214b0fa8103</text:p>
          </table:table-cell>
          <table:table-cell table:style-name="ce14" office:value-type="string" calcext:value-type="string">
            <text:p>7fcee347-b08f-4243-98fc-08599adcade9</text:p>
          </table:table-cell>
          <table:table-cell/>
          <table:table-cell office:value-type="string" calcext:value-type="string">
            <text:p>Outflank</text:p>
          </table:table-cell>
          <table:table-cell office:value-type="string" calcext:value-type="string">
            <text:p>A unit made up entirely of models with this special rule may perform a Flanking Assault as described on page 311. Certain Faction or unit special rules may present other options for the deployment of units with the Outflank special unit.</text:p>
          </table:table-cell>
          <table:table-cell office:value-type="string" calcext:value-type="string">
            <text:p>Some units make use of their inherent speed, stealth or other capabilities to launch a surprise assault on the foe from an unexpected direction</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6a6ae849-193b-46c1-89b2-c616dbdf5a0a</text:p>
          </table:table-cell>
          <table:table-cell table:style-name="ce14" office:value-type="string" calcext:value-type="string">
            <text:p>7fcee347-b08f-4243-98fc-08599adcade9</text:p>
          </table:table-cell>
          <table:table-cell/>
          <table:table-cell office:value-type="string" calcext:value-type="string">
            <text:p>Pinning</text:p>
          </table:table-cell>
          <table:table-cell office:value-type="string" calcext:value-type="string">
            <text:p>If a non-Vehicle unit suffers one or more unsaved Wounds from a weapon with the Pinning special rule, it must take a Leadership test once the firing unit has finished its Shooting Attacks for that Phase. This is called a Pinning test. If the unit fails the Test, it is Pinned. As long as the Test is passed, a unit can be called upon to take multiple Pinning tests in a single turn, but only once for each unit shooting at them. \n\nA unit that is affected by any of the following conditions does not take Pinning tests, and if called upon to do so is considered to automatically pass them: <text:s/>\n\n• The unit is locked in combat. <text:s/>\n• The unit is already Pinned (the unit remains Pinned, but takes no further Tests). <text:s/>\n• The unit is composed entirely of Vehicle models. <text:s/>\n• The unit is Embarked on a Transport Vehicle. <text:s/>\n• The target unit is affected by the Fearless special rule. \n\nA unit that has become Pinned cannot Move, Run or Charge. It can only fire Snap Shots if it attacks during the Shooting phase and cannot make Reactions in any Phase. At the end of its following turn, the unit returns to normal and the unit is free to act as normal from then on. Whilst it is Pinned, a unit is affected normally by enemy actions (for example, it takes Morale checks as normal). If the unit is forced to move, for example if it has to Fall Back, it returns to normal immediately. If assaulted, the unit will fight as usual, but because they are not set to receive the Charge, enemy units do not receive the Initiative penalty for assaulting a unit in Difficult Terrain (see page 222), even if the unit is in Difficult Terrain. If a unit becomes Pinned during a Charge, then that Charge automatically fails. Units that are locked in combat cannot be Pinned and do not take Pinning tests.</text:p>
          </table:table-cell>
          <table:table-cell office:value-type="string" calcext:value-type="string">
            <text:p>Coming under fire without knowing where the shots are coming from, or having ordnance rain down from the skies, can shake the resolve of even the bravest warriors, making them dive flat and cling to whatever cover presents itself</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36537347-825c-43db-967b-1949386dc133</text:p>
          </table:table-cell>
          <table:table-cell table:style-name="ce14" office:value-type="string" calcext:value-type="string">
            <text:p>7fcee347-b08f-4243-98fc-08599adcade9</text:p>
          </table:table-cell>
          <table:table-cell/>
          <table:table-cell office:value-type="string" calcext:value-type="string">
            <text:p>Poisoned (X)</text:p>
          </table:table-cell>
          <table:table-cell office:value-type="string" calcext:value-type="string">
            <text:p>If a model has the Poisoned special rule, or is attacking with a Melee weapon that has the Poisoned special rule, it always Wounds on a fixed number (generally shown in brackets), unless a lower result would be required, when attacking in close combat. In addition, if the Strength of the wielder (or the Poisoned weapon) is higher than the Toughness of the victim, the wielder must re-roll failed rolls To Wound in close combat. \n\nSimilarly, if a model makes a Shooting Attack with a weapon that has the Poisoned special rule, it always Wounds on a fixed number (generally shown in brackets), unless a lower result would be required. If no number is shown in brackets, the rule is Poisoned (4+). \n\nUnless otherwise stated, Poisoned weapons are treated as having a Strength of 1. The Poisoned special rule has no effect against Vehicles</text:p>
          </table:table-cell>
          <table:table-cell office:value-type="string" calcext:value-type="string">
            <text:p>There are many virulent and lethal poisons in the Age of Darkness. It is simplicity itself to adapt such toxins for battlefield use. It does not matter whether they coat blades or bullets, or are secreted by alien monstrosities <text:s/>all are lethal.</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42bf4338-4148-4ba1-be2b-d474df2ae34b</text:p>
          </table:table-cell>
          <table:table-cell table:style-name="ce14" office:value-type="string" calcext:value-type="string">
            <text:p>7fcee347-b08f-4243-98fc-08599adcade9</text:p>
          </table:table-cell>
          <table:table-cell/>
          <table:table-cell office:value-type="string" calcext:value-type="string">
            <text:p>Power of the Machine Spirit</text:p>
          </table:table-cell>
          <table:table-cell office:value-type="string" calcext:value-type="string">
            <text:p>A Vehicle with this special rule may attack different targets with each Ranged weapon it is permitted to fire during any Shooting Attack.</text:p>
          </table:table-cell>
          <table:table-cell office:value-type="string" calcext:value-type="string">
            <text:p>The interface between this vehicles advanced machine spirit and its fire control mechanisms allows the crew to target foes with incredible accuracy.</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4b9e7280-11e8-4894-be0b-debbef4aba19</text:p>
          </table:table-cell>
          <table:table-cell table:style-name="ce14" office:value-type="string" calcext:value-type="string">
            <text:p>7fcee347-b08f-4243-98fc-08599adcade9</text:p>
          </table:table-cell>
          <table:table-cell/>
          <table:table-cell office:value-type="string" calcext:value-type="string">
            <text:p>Precision Shots (X)</text:p>
          </table:table-cell>
          <table:table-cell office:value-type="string" calcext:value-type="string">
            <text:p>If a model with this special rule, or attacking with a weapon with this special rule, rolls equal to or higher than the value in brackets when making a To Hit roll as part of a Shooting Attack, that shot is a Precision Shot. For example, if a model with the Precision Shots (4+) special rule rolls a 4 or higher when making a To Hit roll, then that attack is a Precision Shot. \n\nWounds from Precision Shots are allocated against a model (or models) of the attacking players choice in the target unit, as long as the target model is in range and line of sight of the attacking model, rather than following the normal rules for Wound allocation. \n\nNote that Snap Shots and shots from weapons that scatter, or do not roll To Hit, can never be Precision Shots.</text:p>
          </table:table-cell>
          <table:table-cell office:value-type="string" calcext:value-type="string">
            <text:p>Many of the galaxys marksmen are able to single out enemy leaders or soldiers with particularly powerful weapons and snipe them with unerring accuracy.</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82d59bf0-e08c-4afe-ba9a-3819fe1d367a</text:p>
          </table:table-cell>
          <table:table-cell table:style-name="ce14" office:value-type="string" calcext:value-type="string">
            <text:p>7fcee347-b08f-4243-98fc-08599adcade9</text:p>
          </table:table-cell>
          <table:table-cell/>
          <table:table-cell office:value-type="string" calcext:value-type="string">
            <text:p>Precision Strikes (X)</text:p>
          </table:table-cell>
          <table:table-cell office:value-type="string" calcext:value-type="string">
            <text:p>If a model with this special rule, or attacking with a weapon with this special rule, rolls equal to or higher than the value in brackets when making a To Hit roll as part of a melee attack, that hit is a Precision Strike. For example, if a model with the Precision Strikes (4+) special rule rolls a 4 or higher when making a To Hit roll, then that attack is a Precision Strike. \n\nWounds from Precision Strikes are allocated against a model (or models) of the attacking players choice in the target unit, as long as that model is engaged in combat with the attacking models unit, rather than following the normal rules for Wound allocation</text:p>
          </table:table-cell>
          <table:table-cell office:value-type="string" calcext:value-type="string">
            <text:p>The galaxy is replete with swordsmen and blade-masters who can pick out an enemy from a crowd and land a blow on them, even amidst the swirling chaos of hand-tohand combat.</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4170dd03-a6a1-4a57-82b4-9e49b80dfb8b</text:p>
          </table:table-cell>
          <table:table-cell table:style-name="ce14" office:value-type="string" calcext:value-type="string">
            <text:p>7fcee347-b08f-4243-98fc-08599adcade9</text:p>
          </table:table-cell>
          <table:table-cell/>
          <table:table-cell office:value-type="string" calcext:value-type="string">
            <text:p>Preferred Enemy (X)</text:p>
          </table:table-cell>
          <table:table-cell office:value-type="string" calcext:value-type="string">
            <text:p>This rule is presented as Preferred Enemy (X) where X identifies a specific type of foe. If the special rule does not specify a type of foe, then everyone is a Preferred Enemy of the unit. A unit that contains at least one model with this special rule re-rolls failed To Hit and To Wound rolls of 1 if attacking its Preferred Enemy. This applies both to Shooting Attacks and close combat attacks. \n\nIf a model with this rule makes an attack against a mixed unit which has one or more models to which their Preferred Enemy rule pertains, but is not entirely composed of such models, it may still benefit from the effects of Preferred Enemy for all attacks made against that unit. For example, a model with Preferred Enemy (Independent Characters) may re-roll failed To Hit and To Wound rolls of 1 against all of the models in a unit which has been joined by an Independent Character.</text:p>
          </table:table-cell>
          <table:table-cell office:value-type="string" calcext:value-type="string">
            <text:p>Many of the galaxys warriors train hard to overcome a particular foe, allowing them to predict the enemys battlestances and thus land a blow or shot with greater ease.</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9f781913-cf85-47c1-b57d-ccb2ba31f38c</text:p>
          </table:table-cell>
          <table:table-cell table:style-name="ce14" office:value-type="string" calcext:value-type="string">
            <text:p>7fcee347-b08f-4243-98fc-08599adcade9</text:p>
          </table:table-cell>
          <table:table-cell/>
          <table:table-cell office:value-type="string" calcext:value-type="string">
            <text:p>Rad-Phage</text:p>
          </table:table-cell>
          <table:table-cell office:value-type="string" calcext:value-type="string">
            <text:p>A model which loses one or more Wounds to an attack with this special rule and survives has its Toughness value reduced by -1 for the rest of the battle. This effect is not cumulative with other attacks using the Rad-phage special rule, but can be stacked with other special rules that also reduce the Toughness Characteristic of the target. Note that this special rule can never reduce a model to a Toughness value of less than 1.</text:p>
          </table:table-cell>
          <table:table-cell office:value-type="string" calcext:value-type="string">
            <text:p>One of the terrors of Old Night, rad-phage weaponry was created to corrupt and poison, to reduce a powerful foe to an impotent and pitiable wreck</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43f1657e-5073-434c-b998-f481f008380b</text:p>
          </table:table-cell>
          <table:table-cell table:style-name="ce14" office:value-type="string" calcext:value-type="string">
            <text:p>7fcee347-b08f-4243-98fc-08599adcade9</text:p>
          </table:table-cell>
          <table:table-cell/>
          <table:table-cell office:value-type="string" calcext:value-type="string">
            <text:p>Rage (X)</text:p>
          </table:table-cell>
          <table:table-cell office:value-type="string" calcext:value-type="string">
            <text:p>In a turn in which a model with this special rule Charges into combat, it gains a number of Attacks equal to the value of X for Charging, rather than +1. A model that has made a Disordered Charge that turn receives no benefit from Rage (see page 182)</text:p>
          </table:table-cell>
          <table:table-cell office:value-type="string" calcext:value-type="string">
            <text:p>Bloodlust is a powerful weapon on the battlefield, spurring a warrior to hack their foes apart in a flurry of mindless carnage</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130a6251-164c-4040-8fe2-3002eefa6e7e</text:p>
          </table:table-cell>
          <table:table-cell table:style-name="ce14" office:value-type="string" calcext:value-type="string">
            <text:p>7fcee347-b08f-4243-98fc-08599adcade9</text:p>
          </table:table-cell>
          <table:table-cell/>
          <table:table-cell office:value-type="string" calcext:value-type="string">
            <text:p>Rampage (X)</text:p>
          </table:table-cell>
          <table:table-cell office:value-type="string" calcext:value-type="string">
            <text:p>At the start of any Fight sub-phase, models with the Rampage special rule gain a number of Attacks equal to the value listed in brackets if outnumbered by enemy models (including the effects of the Bulky special rule) <text:s/>count all models locked in the combat, not just those models that are engaged. Roll once to determine the number of bonus Attacks all Rampaging models involved in that combat receive that Phase. For example, a model with the Rampage (D3) special rule that is outnumbered by the enemy in close combat receives D3 additional Attacks in that Fight sub-phase.\n\nA model that has made a Disordered Charge that turn receives no benefit from Rampage (see page 182).</text:p>
          </table:table-cell>
          <table:table-cell office:value-type="string" calcext:value-type="string">
            <text:p>For some warriors, being outnumbered is not a cause for despair, but a call to set about their foes with a berserk counter-attack.</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3f9869e9-fde8-48dc-b043-020e2393928b</text:p>
          </table:table-cell>
          <table:table-cell table:style-name="ce14" office:value-type="string" calcext:value-type="string">
            <text:p>7fcee347-b08f-4243-98fc-08599adcade9</text:p>
          </table:table-cell>
          <table:table-cell/>
          <table:table-cell office:value-type="string" calcext:value-type="string">
            <text:p>Relentless</text:p>
          </table:table-cell>
          <table:table-cell office:value-type="string" calcext:value-type="string">
            <text:p>Relentless models can shoot with Heavy or Ordnance weapons, counting as Stationary, even if they moved in the previous Movement phase. They are also allowed to Charge in the same turn they fire Heavy, Ordnance, or Rapid Fire weapons.</text:p>
          </table:table-cell>
          <table:table-cell office:value-type="string" calcext:value-type="string">
            <text:p>Relentless warriors are strong of arm - nothing can slow their implacable advance.</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37f2abf5-90c2-46c9-9f1e-6ae3c9d8c067</text:p>
          </table:table-cell>
          <table:table-cell table:style-name="ce14" office:value-type="string" calcext:value-type="string">
            <text:p>7fcee347-b08f-4243-98fc-08599adcade9</text:p>
          </table:table-cell>
          <table:table-cell/>
          <table:table-cell office:value-type="string" calcext:value-type="string">
            <text:p>Rending (X)</text:p>
          </table:table-cell>
          <table:table-cell office:value-type="string" calcext:value-type="string">
            <text:p>If a model has the Rending special rule, or is attacking with a Melee weapon that has the Rending special rule, there is a chance that their close combat attacks will strike a critical blow. For each To Wound roll equal to or higher than the value listed, the target automatically suffers a Wound, regardless of its Toughness. The controlling player may choose to resolve these Wounds at AP 2 instead of the weapons normal AP value. \n\nSimilarly, if a model makes a Shooting Attack with a weapon that has the Rending special rule, a To Wound roll of equal to or greater than the listed value wounds automatically, regardless of Toughness, and is resolved at AP 2. \n\nIn either case, against Vehicles each Armour Penetration roll of equal to or greater than the listed value allows a further D3 to be rolled, with the result added to the total Strength of the attack. These Hits are not resolved at AP 2, but are instead resolved using the weapons AP value. \n\nFor example, a model with the Rending (5+) special rule that rolls To Wound against a non-Vehicle model will wound automatically on the roll of a 5+, and the attacking player has the choice of using an AP value of 2 instead of the AP value of their weapon.</text:p>
          </table:table-cell>
          <table:table-cell office:value-type="string" calcext:value-type="string">
            <text:p>Some weapons can inflict critical strikes against which no armour can protect</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8bab9cf5-666b-47c9-a6b2-5797deeb42d7</text:p>
          </table:table-cell>
          <table:table-cell table:style-name="ce14" office:value-type="string" calcext:value-type="string">
            <text:p>7fcee347-b08f-4243-98fc-08599adcade9</text:p>
          </table:table-cell>
          <table:table-cell/>
          <table:table-cell office:value-type="string" calcext:value-type="string">
            <text:p>Shell Shock (X)</text:p>
          </table:table-cell>
          <table:table-cell office:value-type="string" calcext:value-type="string">
            <text:p>Pinning tests taken due to an attack or weapon with this special rule are made with a penalty to Leadership Characteristic equal to the value listed as part of the special rule. \n\nFor example, a unit that is forced to take a Pinning test by an attack made using a weapon with the Shell Shock (2) special rule, suffers a penalty of -2 to their Leadership Characteristic when resolving that Test.</text:p>
          </table:table-cell>
          <table:table-cell office:value-type="string" calcext:value-type="string">
            <text:p>Some weapons produce such a weight of fire that any target pummelled by their attack is left dazed and stunned.</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c8eb28db-2248-472b-9910-79b373e99972</text:p>
          </table:table-cell>
          <table:table-cell table:style-name="ce14" office:value-type="string" calcext:value-type="string">
            <text:p>7fcee347-b08f-4243-98fc-08599adcade9</text:p>
          </table:table-cell>
          <table:table-cell/>
          <table:table-cell office:value-type="string" calcext:value-type="string">
            <text:p>Shock Pulse</text:p>
          </table:table-cell>
          <table:table-cell office:value-type="string" calcext:value-type="string">
            <text:p>Any Vehicle (including Super-heavy Vehicles), Dreadnought or Automata model that suffers a Penetrating Hit or unsaved Wound from a weapon with this special rule may only fire Snap Shots on the following Game Turn.</text:p>
          </table:table-cell>
          <table:table-cell office:value-type="string" calcext:value-type="string">
            <text:p>Some weapons emit such a storm of radiation and electrical impulses that they can temporarily incapacitate even the most well-armoured fighting vehicles.</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b0739fd3-7e47-4aba-866a-d2cf5d16bb8b</text:p>
          </table:table-cell>
          <table:table-cell table:style-name="ce14" office:value-type="string" calcext:value-type="string">
            <text:p>7fcee347-b08f-4243-98fc-08599adcade9</text:p>
          </table:table-cell>
          <table:table-cell/>
          <table:table-cell office:value-type="string" calcext:value-type="string">
            <text:p>Shred</text:p>
          </table:table-cell>
          <table:table-cell office:value-type="string" calcext:value-type="string">
            <text:p>If a model has the Shred special rule, or is attacking with a Melee weapon that has the Shred rule, it re-rolls failed To Wound rolls in close combat. \n\nSimilarly, if a model makes a Shooting Attack with a weapon that has the Shred rule, it re-rolls its failed To Wound rolls.</text:p>
          </table:table-cell>
          <table:table-cell office:value-type="string" calcext:value-type="string">
            <text:p>Some weapons and warriors strike in a flurry of blows, tearing flesh asunder in a series of brutal strikes.</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9da7efb3-5367-45b8-8a10-c25a66058f18</text:p>
          </table:table-cell>
          <table:table-cell table:style-name="ce14" office:value-type="string" calcext:value-type="string">
            <text:p>7fcee347-b08f-4243-98fc-08599adcade9</text:p>
          </table:table-cell>
          <table:table-cell/>
          <table:table-cell office:value-type="string" calcext:value-type="string">
            <text:p>Scout</text:p>
          </table:table-cell>
          <table:table-cell office:value-type="string" calcext:value-type="string">
            <text:p>After both sides have deployed (including Infiltrators), but before the first player begins their first turn, a unit containing at least one model with this special rule can choose to redeploy. If the unit is Infantry, Artillery, Dreadnought or Automata, each model can redeploy anywhere entirely within 6" of its current position. If it is any other Unit Type, each model can instead redeploy anywhere entirely within 12" of its current position. During this redeployment, Scouts can move outside the owning players Deployment Zone, but must remain more than 9" away from any enemy unit. A unit that makes a Scout redeployment cannot Charge in the first Game Turn. A unit cannot Embark or Disembark as part of a Scout redeployment. \n\nIf both sides have Scouts, roll off; the winner decides who redeploys first. Then alternate redeploying Scout units one at a time. If a unit with this special rule is deployed inside a Dedicated Transport, it confers the Scout special rule to the Transport (though a Disembarkation cannot be performed as part of the redeployment). Note that a Transport with this special rule does not lose it if a unit without this special rule is Embarked upon it. Having Scout also confers the Outflank special rule to units of Scouts that are kept as Reserves (see page 309). \n\nInfiltrate and Scout \nIf a unit has both the Infiltrate and Scout special rules, that unit can deploy as per the Infiltrate special rule and then redeploy as per the Scout special rule</text:p>
          </table:table-cell>
          <table:table-cell office:value-type="string" calcext:value-type="string">
            <text:p>Scouts are always in the vanguard of the army. Unnoticed by the enemy, they range ahead of the main force</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aea48541-7800-42f6-8947-38d3d9de8a25</text:p>
          </table:table-cell>
          <table:table-cell table:style-name="ce14" office:value-type="string" calcext:value-type="string">
            <text:p>7fcee347-b08f-4243-98fc-08599adcade9</text:p>
          </table:table-cell>
          <table:table-cell/>
          <table:table-cell office:value-type="string" calcext:value-type="string">
            <text:p>Shrouded (X)</text:p>
          </table:table-cell>
          <table:table-cell office:value-type="string" calcext:value-type="string">
            <text:p>When a model with this special rule suffers an unsaved Wound, it can make a special Shrouded roll to avoid being wounded (this is not a Saving Throw and so can be used against attacks that state that no Saves of any kind are allowed). Shrouded rolls may not be taken against Melee Attacks or against attacks with the Ignores Cover special rule. \n\nRoll a D6 each time an unsaved Wound is suffered. On a result that is equal to or greater than the value in brackets, the unsaved Wound is discounted <text:s/>treat it as having been Saved. On any other result, the Wound is taken as normal. For example, a unit with the special rule Shrouded (6+) would need to score a 6 in order to discount a Wound inflicted upon it. \n\nIf on any unit this rule is presented simply as Shrouded, without a value in brackets, then count it as Shrouded (6+) \n\nThis is a Damage Mitigation roll <text:s/>any model may make only a single Damage Mitigation roll of any type for any given Wound (see page 174).</text:p>
          </table:table-cell>
          <table:table-cell office:value-type="string" calcext:value-type="string">
            <text:p>The source of the darkness around these warriors matters not - only a lucky shot has any chance of piercing the shroud that hides them from view.</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691814cb-ef86-4dd4-a2da-4f9a94c638a5</text:p>
          </table:table-cell>
          <table:table-cell table:style-name="ce14" office:value-type="string" calcext:value-type="string">
            <text:p>7fcee347-b08f-4243-98fc-08599adcade9</text:p>
          </table:table-cell>
          <table:table-cell/>
          <table:table-cell office:value-type="string" calcext:value-type="string">
            <text:p>Pathfinder</text:p>
          </table:table-cell>
          <table:table-cell office:value-type="string" calcext:value-type="string">
            <text:p>A unit with at least one model with this special rule automatically passes Dangerous Terrain tests</text:p>
          </table:table-cell>
          <table:table-cell office:value-type="string" calcext:value-type="string">
            <text:p>Some warriors are specially trained to bypass the most dangerous hazards of the battlefield, or adapted to ignore the dangers they present.</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8a3426e9-4b10-429b-be5c-3b00e4a78a0f</text:p>
          </table:table-cell>
          <table:table-cell table:style-name="ce14" office:value-type="string" calcext:value-type="string">
            <text:p>7fcee347-b08f-4243-98fc-08599adcade9</text:p>
          </table:table-cell>
          <table:table-cell/>
          <table:table-cell office:value-type="string" calcext:value-type="string">
            <text:p>Skyfire</text:p>
          </table:table-cell>
          <table:table-cell office:value-type="string" calcext:value-type="string">
            <text:p>A model which has this special rule, or that is firing a weapon with this special rule, fires using its normal Ballistic Skill when shooting at Flyers and Skimmers, but it can only fire Snap Shots against other targets.</text:p>
          </table:table-cell>
          <table:table-cell office:value-type="string" calcext:value-type="string">
            <text:p>Skyfire weapons excel at shooting down enemy aircraft.</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f60c4076-e29c-4294-b5ce-248c7c6ee4e4</text:p>
          </table:table-cell>
          <table:table-cell table:style-name="ce14" office:value-type="string" calcext:value-type="string">
            <text:p>7fcee347-b08f-4243-98fc-08599adcade9</text:p>
          </table:table-cell>
          <table:table-cell/>
          <table:table-cell office:value-type="string" calcext:value-type="string">
            <text:p>Slow and Purposeful</text:p>
          </table:table-cell>
          <table:table-cell office:value-type="string" calcext:value-type="string">
            <text:p>A unit that contains at least one model with this special rule cannot Run, perform Sweeping Advances or make Reactions. However, models with this special rule can make Shooting Attacks with Heavy and Ordnance weapons, counting as Stationary, even if they moved in the previous Movement phase. They are also allowed to Charge in the same turn they fire Heavy, Ordnance or Rapid Fire weapons.</text:p>
          </table:table-cell>
          <table:table-cell office:value-type="string" calcext:value-type="string">
            <text:p>Many warriors are steady but sure, slow to advance but no less deadly for it</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e901731e-419d-4ee9-841b-59a18b2c8bc2</text:p>
          </table:table-cell>
          <table:table-cell table:style-name="ce14" office:value-type="string" calcext:value-type="string">
            <text:p>7fcee347-b08f-4243-98fc-08599adcade9</text:p>
          </table:table-cell>
          <table:table-cell/>
          <table:table-cell office:value-type="string" calcext:value-type="string">
            <text:p>Sniper</text:p>
          </table:table-cell>
          <table:table-cell office:value-type="string" calcext:value-type="string">
            <text:p>If a weapon has the Sniper special rule, or is fired by a model with the Sniper special rule, all Wounds inflicted by its attacks are Precision Shots. Wounds from Precision Shots are allocated against a model (or models) of the attacking players choice in the target unit, as long as it is in range and line of sight of the firer, rather than following the normal rules for Wound allocation. Note that Snap Shots can never be Precision Shots and attacks with the Blast or Template rules may never benefit from the effects of the Sniper special rule.</text:p>
          </table:table-cell>
          <table:table-cell office:value-type="string" calcext:value-type="string">
            <text:p>Sniper weapons are precision instruments, used to pick out a targets weak points.</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bb326989-84d4-476d-9feb-232b96390eb1</text:p>
          </table:table-cell>
          <table:table-cell table:style-name="ce14" office:value-type="string" calcext:value-type="string">
            <text:p>7fcee347-b08f-4243-98fc-08599adcade9</text:p>
          </table:table-cell>
          <table:table-cell/>
          <table:table-cell office:value-type="string" calcext:value-type="string">
            <text:p>Specialist Weapon</text:p>
          </table:table-cell>
          <table:table-cell office:value-type="string" calcext:value-type="string">
            <text:p>A model fighting with this weapon does not receive +1 Attack for fighting with two weapons unless it is armed with two or more Melee weapons with the Specialist Weapon rule. The additional weapon does not have to be the same weapon as the one used to attack, but it must have the Specialist Weapon rule in order to grant an additional Attack for fighting with two weapons.</text:p>
          </table:table-cell>
          <table:table-cell office:value-type="string" calcext:value-type="string">
            <text:p>The mightiest weapons only reach their full potential when wielded in pairs, as they require an entirely different battle stance from that of more commonplace weapons</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0806c357-4068-406c-8f1d-2e779612882f</text:p>
          </table:table-cell>
          <table:table-cell table:style-name="ce14" office:value-type="string" calcext:value-type="string">
            <text:p>7fcee347-b08f-4243-98fc-08599adcade9</text:p>
          </table:table-cell>
          <table:table-cell/>
          <table:table-cell office:value-type="string" calcext:value-type="string">
            <text:p>Split Fire</text:p>
          </table:table-cell>
          <table:table-cell office:value-type="string" calcext:value-type="string">
            <text:p>When a unit that contains at least one model with this special rule makes a Shooting Attack, one model in the unit can shoot at a different target to the rest of their unit. Once this Shooting Attack has been resolved, resolve the Shooting Attacks made by the rest of the unit. These must be at a different target, which cannot be a unit forced to Disembark as a result of the Split Firing units initial Shooting Attack.</text:p>
          </table:table-cell>
          <table:table-cell office:value-type="string" calcext:value-type="string">
            <text:p>The most disciplined squads can divide their fire, taking care to place their shots where they can do the most harm.</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9c4b9934-f348-4bb8-9642-2ca9fdc5d582</text:p>
          </table:table-cell>
          <table:table-cell table:style-name="ce14" office:value-type="string" calcext:value-type="string">
            <text:p>7fcee347-b08f-4243-98fc-08599adcade9</text:p>
          </table:table-cell>
          <table:table-cell/>
          <table:table-cell office:value-type="string" calcext:value-type="string">
            <text:p>Sunder</text:p>
          </table:table-cell>
          <table:table-cell office:value-type="string" calcext:value-type="string">
            <text:p>Attacks with this special rule may re-roll failed Armour Penetration rolls against Vehicles and Buildings (both with Shooting Attacks and in close combat) and re-roll Glancing Hits, in an attempt to instead get a Penetrating Hit, but the second result must be kept.</text:p>
          </table:table-cell>
          <table:table-cell office:value-type="string" calcext:value-type="string">
            <text:p>Some weapons strike with enough force to make a mockery of anything except the most reinforced of armoured shells.</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eea02496-693f-4a91-82a1-a9c6b0694db0</text:p>
          </table:table-cell>
          <table:table-cell table:style-name="ce14" office:value-type="string" calcext:value-type="string">
            <text:p>7fcee347-b08f-4243-98fc-08599adcade9</text:p>
          </table:table-cell>
          <table:table-cell/>
          <table:table-cell office:value-type="string" calcext:value-type="string">
            <text:p>Strafing Run (X)</text:p>
          </table:table-cell>
          <table:table-cell office:value-type="string" calcext:value-type="string">
            <text:p>When making a Shooting Attack at any unit without the Flyer sub-type, this Vehicle increases its Ballistic Skill by the value indicated as part of the special rule. For example, a Vehicle with the Strafing Run (2) special rule would increase the models Ballistic Skill by +2 when making Shooting Attacks targeting any unit without the Flyer sub-type.</text:p>
          </table:table-cell>
          <table:table-cell office:value-type="string" calcext:value-type="string">
            <text:p>This vehicle is designed as a ground attack craft, the spread and convergence distance of its weapons keyed to maximise carnage on the foes below</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71b4a805-1857-4cc6-88a2-5cc6277d8620</text:p>
          </table:table-cell>
          <table:table-cell table:style-name="ce14" office:value-type="string" calcext:value-type="string">
            <text:p>7fcee347-b08f-4243-98fc-08599adcade9</text:p>
          </table:table-cell>
          <table:table-cell/>
          <table:table-cell office:value-type="string" calcext:value-type="string">
            <text:p>Stubborn</text:p>
          </table:table-cell>
          <table:table-cell office:value-type="string" calcext:value-type="string">
            <text:p>When a unit that contains at least one model with this special rule takes Morale checks or Pinning tests, the unit ignore any negative Leadership modifiers. If a unit is both Fearless and Stubborn, the unit uses the rules for Fearless instead.</text:p>
          </table:table-cell>
          <table:table-cell office:value-type="string" calcext:value-type="string">
            <text:p>Many warriors live and die according to the principle of death before dishonour. Seldom do such warriors take a backward step in the face of danger.</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12038212-f32d-418d-b316-5212c73d8795</text:p>
          </table:table-cell>
          <table:table-cell table:style-name="ce14" office:value-type="string" calcext:value-type="string">
            <text:p>7fcee347-b08f-4243-98fc-08599adcade9</text:p>
          </table:table-cell>
          <table:table-cell/>
          <table:table-cell office:value-type="string" calcext:value-type="string">
            <text:p>Support Squad</text:p>
          </table:table-cell>
          <table:table-cell office:value-type="string" calcext:value-type="string">
            <text:p>A unit with this special rule may not be chosen as a compulsory choice for the army as part of the Force Organisation chart.</text:p>
          </table:table-cell>
          <table:table-cell office:value-type="string" calcext:value-type="string">
            <text:p>Though numerous, some formations are intended for specialised tasks on the battlefield and are rarely used for the more routine roles of military life</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5ebb9cd3-de50-4bf3-9f1d-ea9ee1cdbcc0</text:p>
          </table:table-cell>
          <table:table-cell table:style-name="ce14" office:value-type="string" calcext:value-type="string">
            <text:p>7fcee347-b08f-4243-98fc-08599adcade9</text:p>
          </table:table-cell>
          <table:table-cell/>
          <table:table-cell office:value-type="string" calcext:value-type="string">
            <text:p>Swarm</text:p>
          </table:table-cell>
          <table:table-cell office:value-type="string" calcext:value-type="string">
            <text:p>If a model with the Swarm special rule suffers an unsaved Wound from a Blast (any size) or Template weapon, unless that Wound has the Instant Death special rule, each unsaved Wound is multiplied to two unsaved Wounds</text:p>
          </table:table-cell>
          <table:table-cell office:value-type="string" calcext:value-type="string">
            <text:p>These creatures are so multitudinous that they cannot be picked out individually and must be fought as a group</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c0709cde-5751-4d53-8c6f-490e161e7543</text:p>
          </table:table-cell>
          <table:table-cell table:style-name="ce14" office:value-type="string" calcext:value-type="string">
            <text:p>7fcee347-b08f-4243-98fc-08599adcade9</text:p>
          </table:table-cell>
          <table:table-cell/>
          <table:table-cell office:value-type="string" calcext:value-type="string">
            <text:p>Template Weapons</text:p>
          </table:table-cell>
          <table:table-cell office:value-type="string" calcext:value-type="string">
            <text:p>Template weapons are indicated by having the word Template for their range instead of a number. Instead of rolling To Hit, simply place the template so that its narrow end is touching the base of the firing model, or the end of the firing weapons barrel for Vehicle models without bases, and the rest of the template covers as many models in the target unit as possible, without touching any other friendly models (including other models from the firing models unit). Any models fully or partially under the template are hit. Against Vehicles, the template must be placed to cover as much of the Vehicle as possible without touching a friendly model. The position of the firer is used to determine which armour Facing is hit (see page 207). A Template weapon never hits the model firing it. \n\nTemplate weapons have the Ignores Cover and Wall of Death special rules. Wounds inflicted by Template weapons are allocated following the normal rules. \n\nMultiple Templates \nIf a unit is firing more than one shot with the Template type, resolve each shot, one at a time, as described above, determining and recording how many Hits are scored by each template. Once the number of Hits from all templates has been determined, roll To Wound as normal. \n\nWall of Death \nTemplate weapons can fire Snap Shots at any non-Flyer target. If a Template weapon fires as a Snap Shot, it automatically inflicts D3 Hits on the target unit, resolved at its normal Strength and AP value, as long as the target unit either has at least one model within 8" or if the target unit is resolving a Charge against the unit making the Shooting Attack. If the weapon is also a Hellstorm weapon then it instead inflicts D6 Hits. \n\nHellstorm Weapons \nHellstorm weapons have the word Hellstorm instead of a range on their weapon profile. Hellstorm weapons use the Hellstorm template (see page 152), but otherwise obey the rules for other Template weapons.</text:p>
          </table:table-cell>
          <table:table-cell office:value-type="string" calcext:value-type="string">
            <text:p>Template weapons shoot clouds of fire, gas or other lethal substances, rather than shells or bullets. They are excellent for killing enemy troops in cover, as the payload simply flows over intervening obstacles to assail the foe behind</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e662018a-1852-422d-bf70-7921ba5b4887</text:p>
          </table:table-cell>
          <table:table-cell table:style-name="ce14" office:value-type="string" calcext:value-type="string">
            <text:p>7fcee347-b08f-4243-98fc-08599adcade9</text:p>
          </table:table-cell>
          <table:table-cell/>
          <table:table-cell office:value-type="string" calcext:value-type="string">
            <text:p>Torrent (X)</text:p>
          </table:table-cell>
          <table:table-cell office:value-type="string" calcext:value-type="string">
            <text:p>A weapon with this special rule is treated like any other Template weapon, but when firing it in the Shooting phase, place the template so that the narrow end is placed within a number of inches equal to the value in brackets listed as part of this special rule. The wide end must then be aligned so that it is no closer to the firing model than the narrow end\n\nFor example, a weapon with the Torrent (18) special rule must place the narrow end of the template at a point within 18" and the wide end no closer to the firing model than the narrow end</text:p>
          </table:table-cell>
          <table:table-cell office:value-type="string" calcext:value-type="string">
            <text:p>This weapon fires massive gouts of flame, gas or lethal fluids across the battlefield.</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7d4c547d-be10-45c6-926e-0b052191337b</text:p>
          </table:table-cell>
          <table:table-cell table:style-name="ce14" office:value-type="string" calcext:value-type="string">
            <text:p>7fcee347-b08f-4243-98fc-08599adcade9</text:p>
          </table:table-cell>
          <table:table-cell/>
          <table:table-cell office:value-type="string" calcext:value-type="string">
            <text:p>Twin-Linked</text:p>
          </table:table-cell>
          <table:table-cell office:value-type="string" calcext:value-type="string">
            <text:p>When attacking with a weapon that has this special rule, the controlling player may re-roll all failed To Hit rolls. \n\nTwin-linked Blast Weapons \nIf the Scatter dice does not roll a Hit, you can choose to re-roll the dice when making a Shooting Attack with a Twin-linked Blast weapon. If you choose to do so, you must re-roll both the 2D6 and the Scatter dice. \n\nTwin-linked Template Weapons \nTwin-linked Template weapons are fired just like a single weapon, but must re-roll failed To Wound rolls and Armour Penetration rolls.</text:p>
          </table:table-cell>
          <table:table-cell office:value-type="string" calcext:value-type="string">
            <text:p>These weapons are grafted to the same targeting system for greater accuracy.</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7349fad8-1384-438d-b9d3-c27871daa5a1</text:p>
          </table:table-cell>
          <table:table-cell table:style-name="ce14" office:value-type="string" calcext:value-type="string">
            <text:p>7fcee347-b08f-4243-98fc-08599adcade9</text:p>
          </table:table-cell>
          <table:table-cell/>
          <table:table-cell office:value-type="string" calcext:value-type="string">
            <text:p>Two-Handed</text:p>
          </table:table-cell>
          <table:table-cell office:value-type="string" calcext:value-type="string">
            <text:p>A model attacking with this weapon never receives +1 Attack for fighting with two Melee weapons (see page 177).</text:p>
          </table:table-cell>
          <table:table-cell office:value-type="string" calcext:value-type="string">
            <text:p>This weapon is particularly heavy and requires both hands to wield.</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e7586f99-e678-4849-98f0-c63554b288ad</text:p>
          </table:table-cell>
          <table:table-cell table:style-name="ce14" office:value-type="string" calcext:value-type="string">
            <text:p>7fcee347-b08f-4243-98fc-08599adcade9</text:p>
          </table:table-cell>
          <table:table-cell/>
          <table:table-cell office:value-type="string" calcext:value-type="string">
            <text:p>Unwieldy</text:p>
          </table:table-cell>
          <table:table-cell office:value-type="string" calcext:value-type="string">
            <text:p>A model attacking with this weapon Piles-in and fights at Initiative step 1, unless it has the Dreadnought Unit Type or Monstrous sub-type.</text:p>
          </table:table-cell>
          <table:table-cell office:value-type="string" calcext:value-type="string">
            <text:p>This weapon is very large, and more than a little clumsy, making swift blows all but impossible to achieve.</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837d3a6d-5715-48c4-9c47-9cb7f98013db</text:p>
          </table:table-cell>
          <table:table-cell table:style-name="ce14" office:value-type="string" calcext:value-type="string">
            <text:p>7fcee347-b08f-4243-98fc-08599adcade9</text:p>
          </table:table-cell>
          <table:table-cell/>
          <table:table-cell office:value-type="string" calcext:value-type="string">
            <text:p>Apothecarion Detachment</text:p>
          </table:table-cell>
          <table:table-cell office:value-type="string" calcext:value-type="string">
            <text:p>An Apothecarion Detachment is selected as any other unit, using up a single Force Organisation slot and bought in the same manner. However, before the first turn begins and any models are deployed to the battlefield, all models in an Apothecarion Detachment must be assigned to another unit from the same Detachment of the army they were selected as part of. Legion Apothecaries that have not selected a Legion Spatha combat bike or Legion Scimitar jetbike may only be assigned to units composed entirely of models with the Infantry Unit Type and the same Legiones Astartes (X) special rule as the Legion Apothecary, and may not join units that have Terminator armour of any kind. Legion Apothecaries that have selected a Legion Spatha combat bike may only be assigned to units composed entirely of models with Legion Spatha combat bikes and the same Legiones Astartes (X) special rule as the Legion Apothecary, and any Legion Apothecaries that have selected a Legion Scimitar jetbike may only be assigned to units composed entirely of models with Legion Scimitar jetbikes and the same Legiones Astartes (X) special rule as the Legion Apothecary. No Apothecary may be assigned to any unit that includes one or more models with the Independent Character special rule or Unique Sub-type (but such models may join a unit that includes an Apothecary as normal during either deployment or any following turn). No more than one Apothecary may be assigned to any given unit. \n\nOnce assigned to a unit, the Legion Apothecary is considered part of that unit and may not leave it under any circumstances <text:s/>if that unit is removed as a casualty then the Legion Apothecary is removed as well. In battles using Victory points, no Victory points are ever scored for removing an Legion Apothecary as a casualty. When assigned to a unit, a Legion Apothecary gains all of the special rules (with the exception of those that specifically forbid it, such as the Bitter Duty special rule) and Unit Sub-types listed for the unit to which it is attached, but does not gain access to any additional Wargear options available to the unit to which it is assigned.</text:p>
          </table:table-cell>
          <table:table-cell office:value-type="string" calcext:value-type="string">
            <text:p>The apothecarion of the Space Marine Legions stands outside the organisation of chapter and company, with small detachments of its warriors assigned to an army as necessity demands. Only on the longest campaigns would an apothecary find themselves going to war amongst the same warriors time and time again.</text:p>
          </table:table-cell>
          <table:table-cell table:style-name="Default" office:value-type="string" calcext:value-type="string">
            <text:p>ca4e38e2-c91f-41d9-9362-ed0ce5ecd8f9</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aee5b006-c2f6-407a-8015-aa8c4139087d</text:p>
          </table:table-cell>
          <table:table-cell table:style-name="ce14" office:value-type="string" calcext:value-type="string">
            <text:p>7fcee347-b08f-4243-98fc-08599adcade9</text:p>
          </table:table-cell>
          <table:table-cell/>
          <table:table-cell office:value-type="string" calcext:value-type="string">
            <text:p>Area Denial Drop</text:p>
          </table:table-cell>
          <table:table-cell office:value-type="string" calcext:value-type="string">
            <text:p>Before the start of the first turn, when placing units into Reserve, a player must assign all Legion Deathstorm Drop Pods in the army to Reserve to perform an Area Denial Drop. At the beginning of the controlling players first turn, before any other models are moved or deployed, all of the Area Denial Drop units must enter play using the procedure described below:\n\nPerforming an Area Denial Drop \nWhen deploying the Area Denial Drop, the controlling player selects one of the available units to deploy first. Place a single model from that unit anywhere on the battlefield that is at least 1" from any enemy model, battlefield edge or piece of Impassable Terrain and is outside of all Deployment Zones. Do not scatter the model. \n\nIf possible, the model must be placed in a position that will allow any other models in the same unit to deploy (as follows), and may only be placed in a position that denies the remainder of the squad a place within unit coherency if no other position is available. \n\nOnce the models final position has been decided, the remainder of the unit may be deployed anywhere that is within unit coherency and more than 1" from any enemy model or piece of Impassable Terrain. Any models that cannot be placed are removed as casualties. \n\nOnce this first unit has been deployed, roll a D6. On the roll of a 1, the Area Denial Drop is Disordered and the opposing player may deploy each remaining unit in the Area Denial Drop anywhere within 12" of the first unit without scattering, though no model may be within 1" of an enemy model or within Impassable Terrain. If the roll is a 2 or higher, the controlling player deploys each remaining unit anywhere within 12" of the first, though no model may be within 1" of an enemy model or within Impassable Terrain. \n\nOnce all units are deployed, any enemy units within line of sight and range may choose to make the Interceptor Reaction (see page 309 of the Horus Heresy: Age of Darkness rulebook) targeting any one of the units deployed as part of the Area Denial Drop. Any units that are chosen to make the Interceptor Reaction do not expend any of the controlling players Reaction Allotment for the Phase, but do count as having made a Reaction (and thus cannot React again in this Phase). Note that no Reaction other than Interceptor may be made against the deployment of a unit as part of an Area Denial Drop. \n\nOnce all units from the Area Denial Drop have been deployed and any Interceptor Reactions have been resolved, the turn proceeds as normal. Units that have been deployed as part of an Area Denial Drop may not Move or Run in the same Movement phase as they are deployed, but may Shoot and Assault as normal</text:p>
          </table:table-cell>
          <table:table-cell office:value-type="string" calcext:value-type="string">
            <text:p>An area denial drop is a co-ordinated attempt to close off an area of the battlefield to the enemy by seeding it with automated weapons systems and hunter seeker units.</text:p>
          </table:table-cell>
          <table:table-cell table:style-name="Default" office:value-type="string" calcext:value-type="string">
            <text:p>ca4e38e2-c91f-41d9-9362-ed0ce5ecd8f9</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b45f4a24-732a-4032-92f5-0176cb4650d4</text:p>
          </table:table-cell>
          <table:table-cell table:style-name="ce14" office:value-type="string" calcext:value-type="string">
            <text:p>7fcee347-b08f-4243-98fc-08599adcade9</text:p>
          </table:table-cell>
          <table:table-cell/>
          <table:table-cell office:value-type="string" calcext:value-type="string">
            <text:p>Auxiliary Vehicle Bay</text:p>
          </table:table-cell>
          <table:table-cell office:value-type="string" calcext:value-type="string">
            <text:p>Models with the Vehicle Unit Type may Embark on a model with this special rule, Embarking and Disembarking as per the normal rules for Embarking/ Disembarking. A model with this special rule may carry one model with the Vehicle Unit Type whose starting Hull Points Characteristic is 4 or less. A model with the Vehicle Unit Type Embarking or Disembarking from a model with this special rule may do so from any point on the models base, or its hull if it has no base.</text:p>
          </table:table-cell>
          <table:table-cell office:value-type="string" calcext:value-type="string">
            <text:p>The largest of transports are so vast that they can carry smaller vehicles into battle. Such huge engines of war are rarely deployed, save to the most dangerous of conflicts where an army must bring the maximum possible force to bear upon the foe or must traverse the most dangerous of terrain</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bf36ce97-40aa-4ca4-b074-e4df7759abf0</text:p>
          </table:table-cell>
          <table:table-cell table:style-name="ce14" office:value-type="string" calcext:value-type="string">
            <text:p>7fcee347-b08f-4243-98fc-08599adcade9</text:p>
          </table:table-cell>
          <table:table-cell/>
          <table:table-cell office:value-type="string" calcext:value-type="string">
            <text:p>Bitter Duty</text:p>
          </table:table-cell>
          <table:table-cell office:value-type="string" calcext:value-type="string">
            <text:p>A unit that includes any models with this special rule may not be joined by any model that does not also have this special rule (this includes Legion Techmarines and Legion Apothecaries, which may not be assigned to a unit with this special rule unless they also have this special rule).</text:p>
          </table:table-cell>
          <table:table-cell office:value-type="string" calcext:value-type="string">
            <text:p>Some warriors are marked by the dire weaponry they bear or the grim tactics in which they are trained. These dour cohorts are shunned by their brethren, whether out of respect for their burden or from fear of their rage.</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64bbecda-f9c8-441b-8a9f-98c323ca6fb1</text:p>
          </table:table-cell>
          <table:table-cell table:style-name="ce14" office:value-type="string" calcext:value-type="string">
            <text:p>7fcee347-b08f-4243-98fc-08599adcade9</text:p>
          </table:table-cell>
          <table:table-cell/>
          <table:table-cell office:value-type="string" calcext:value-type="string">
            <text:p>Breaching (X)</text:p>
          </table:table-cell>
          <table:table-cell office:value-type="string" calcext:value-type="string">
            <text:p>When rolling To Wound for a model that has the Breaching (X) special rule, or is attacking with a weapon that has the Breaching (X) special rule, for each To Wound roll equal to or higher than the value listed in brackets, the controlling player must resolve these wounds at AP 2 instead of the weapons normal AP value. This rule has no effect on models that do not have Wounds, such as models with the Vehicle Unit Type. \n\nFor example, a model with the Breaching (5+) special rule that rolls To Wound and rolls a result of 5 or higher, the Wound inflicted gains an AP of 2 regardless of the AP value listed on the weapons profile. Note that a weapon that has both the Breaching (X) and the Gets Hot special rules always uses the base AP of the weapon when rolls of 1 To Hit inflict Wounds on the attacking model.</text:p>
          </table:table-cell>
          <table:table-cell office:value-type="string" calcext:value-type="string">
            <text:p>Some weapons are capable of breaching armour with a terrifying ease, whether by specially designed munitions, careful targeting or sheer brute power.</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3d9e9b74-04e8-47d3-9fd1-136def27d3d7</text:p>
          </table:table-cell>
          <table:table-cell table:style-name="ce14" office:value-type="string" calcext:value-type="string">
            <text:p>7fcee347-b08f-4243-98fc-08599adcade9</text:p>
          </table:table-cell>
          <table:table-cell/>
          <table:table-cell office:value-type="string" calcext:value-type="string">
            <text:p>Brutal</text:p>
          </table:table-cell>
          <table:table-cell office:value-type="string" calcext:value-type="string">
            <text:p>Any model successfully wounded by a weapon with this special rule suffers D3 Wounds for each Hit instead of one. Roll to save against each Wound separately. This special rule has no effect on models that do not have a Toughness value.</text:p>
          </table:table-cell>
          <table:table-cell office:value-type="string" calcext:value-type="string">
            <text:p>Some weapons strike with such force that they cause terrible wounds that can lay low even the most formidable combatant</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6a2e528f-4d8f-415a-b802-f18b7cd39626</text:p>
          </table:table-cell>
          <table:table-cell table:style-name="ce14" office:value-type="string" calcext:value-type="string">
            <text:p>7fcee347-b08f-4243-98fc-08599adcade9</text:p>
          </table:table-cell>
          <table:table-cell/>
          <table:table-cell office:value-type="string" calcext:value-type="string">
            <text:p>Containment Breach</text:p>
          </table:table-cell>
          <table:table-cell office:value-type="string" calcext:value-type="string">
            <text:p>If a model with this special rule suffers an Explodes result on the Vehicle Damage table then when determining the radius of the explosion roll D6+3 instead of D6.</text:p>
          </table:table-cell>
          <table:table-cell office:value-type="string" calcext:value-type="string">
            <text:p>Some of the more powerful reactors in use by the vehicles of the Imperium are so potent as to cause terrible damage to those nearby should they be breached by enemy fire. Yet, the engines of war they feed are so vital that such risks are considered worthwhile.</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0cbea5ac-bf4f-4d6a-91fa-b2251222022d</text:p>
          </table:table-cell>
          <table:table-cell table:style-name="ce14" office:value-type="string" calcext:value-type="string">
            <text:p>7fcee347-b08f-4243-98fc-08599adcade9</text:p>
          </table:table-cell>
          <table:table-cell/>
          <table:table-cell office:value-type="string" calcext:value-type="string">
            <text:p>Crushing Weight</text:p>
          </table:table-cell>
          <table:table-cell office:value-type="string" calcext:value-type="string">
            <text:p>When the controlling player resolves a Ram Attack using a model with this special rule, targeting an enemy model that has the Vehicle Unit Type, then any Hits inflicted are always resolved at Strength 12 (see the rules for Weapon Strengths above 10 on page 128). When resolving a Ram Attack against a model that does not have the Vehicle Unit Type, 6+D6 Str 10 Hits are inflicted instead.</text:p>
          </table:table-cell>
          <table:table-cell office:value-type="string" calcext:value-type="string">
            <text:p>While the impact of any war machine can cripple an ordinary warrior, some vehicles are so massive that they can crush infantry like ants. Such engines of destruction can even cripple lesser vehicles, serving as battering rams of unequalled effectiveness when called upon.</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e40b9196-1107-49da-9684-74508adff572</text:p>
          </table:table-cell>
          <table:table-cell table:style-name="ce14" office:value-type="string" calcext:value-type="string">
            <text:p>7fcee347-b08f-4243-98fc-08599adcade9</text:p>
          </table:table-cell>
          <table:table-cell/>
          <table:table-cell office:value-type="string" calcext:value-type="string">
            <text:p>Deathstorm</text:p>
          </table:table-cell>
          <table:table-cell office:value-type="string" calcext:value-type="string">
            <text:p>When making a Shooting Attack, select up to four enemy units within range and line of sight of the attacking unit and make a Shooting Attack using the weapons profile against each unit instead of following the normal procedure (any individual enemy unit may only be selected as a target once, and if there are less than four enemy units within line of sight and range then each viable target may be attacked). Each unit targeted is attacked with the full number of attacks listed as part of the weapons profile, for example, a weapon with the Heavy 6 type and the Deathstorm special rule would select up to four enemy units within range and line of sight and roll six dice To Hit against each unit.</text:p>
          </table:table-cell>
          <table:table-cell office:value-type="string" calcext:value-type="string">
            <text:p>Some weapons make no attempt to target individual warriors, but instead saturate the target zone with such a torrent of gunfire that few can escape their wrath. Such weapons are capable of causing high casualty numbers in a short space of time, but require vast stores of ammunition to maintain their attack</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0c493310-e217-4f58-9faa-e9833e34dc11</text:p>
          </table:table-cell>
          <table:table-cell table:style-name="ce14" office:value-type="string" calcext:value-type="string">
            <text:p>7fcee347-b08f-4243-98fc-08599adcade9</text:p>
          </table:table-cell>
          <table:table-cell/>
          <table:table-cell office:value-type="string" calcext:value-type="string">
            <text:p>Detonation</text:p>
          </table:table-cell>
          <table:table-cell office:value-type="string" calcext:value-type="string">
            <text:p>A weapon with this special rule may only be used to attack models of the Vehicle, Dreadnought or Automata Unit Types, any model with a Movement Characteristic of 0 or -, or Buildings or Fortifications. Furthermore, a model that is chosen to attack with a weapon with this special rule during the Assault phase may only make a single attack in the Fight sub-phase, regardless of its Attacks Characteristic and any bonus attacks from Charging or other special rules.</text:p>
          </table:table-cell>
          <table:table-cell office:value-type="string" calcext:value-type="string">
            <text:p>A carefully placed explosive charge can easily doom even the most heavily armoured vehicle, but are difficult to attach accurately in the heat of combat.</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043c7533-3e23-49e8-80dc-cb8fffa378d1</text:p>
          </table:table-cell>
          <table:table-cell table:style-name="ce14" office:value-type="string" calcext:value-type="string">
            <text:p>7fcee347-b08f-4243-98fc-08599adcade9</text:p>
          </table:table-cell>
          <table:table-cell/>
          <table:table-cell office:value-type="string" calcext:value-type="string">
            <text:p>Dreadnought Talon</text:p>
          </table:table-cell>
          <table:table-cell office:value-type="string" calcext:value-type="string">
            <text:p>When deployed onto the battlefield (either at the start of the battle or when arriving from Reserves), all models with this special rule in a unit must be placed within unit coherency, but afterwards operate independently and are not treated as a unit.</text:p>
          </table:table-cell>
          <table:table-cell office:value-type="string" calcext:value-type="string">
            <text:p>The towering Dreadnoughts of the Legiones Astartes were often organised into informal warbands, waiting only for the start of battle to advance and bring death to the foe.</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f52f56da-8a73-425e-81a3-1cff592c28e2</text:p>
          </table:table-cell>
          <table:table-cell table:style-name="ce14" office:value-type="string" calcext:value-type="string">
            <text:p>7fcee347-b08f-4243-98fc-08599adcade9</text:p>
          </table:table-cell>
          <table:table-cell/>
          <table:table-cell office:value-type="string" calcext:value-type="string">
            <text:p>Dreadnought Transport</text:p>
          </table:table-cell>
          <table:table-cell office:value-type="string" calcext:value-type="string">
            <text:p>A model with this special rule may transport a single model with the Dreadnought Unit Type with no more than 8 Wounds instead of any other models. A Dreadnought model may not Embark upon a model with this special rule if any other models are already Embarked on it, and while a Dreadnought model is Embarked on a model with this special rule then no other models may Embark</text:p>
          </table:table-cell>
          <table:table-cell office:value-type="string" calcext:value-type="string">
            <text:p>Some transports are specially designed to allow the massive frames of Dreadnoughts to be transported into battle; from drop pods intended purely for the delivery of these armoured behemoths from orbit, to more versatile transports that can either ferry warriors or Dreadnoughts into the fires of war</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8de1a70f-8597-4272-a517-f5919dc3b911</text:p>
          </table:table-cell>
          <table:table-cell table:style-name="ce14" office:value-type="string" calcext:value-type="string">
            <text:p>7fcee347-b08f-4243-98fc-08599adcade9</text:p>
          </table:table-cell>
          <table:table-cell/>
          <table:table-cell office:value-type="string" calcext:value-type="string">
            <text:p>Feedback</text:p>
          </table:table-cell>
          <table:table-cell office:value-type="string" calcext:value-type="string">
            <text:p>If a weapon with this special rule fails its Armour Penetration roll against a target with an Armour Value, or fails a To Wound roll against any other model (note that successful Armour Saves or Damage Mitigation rolls do not count for this), roll a D6. If the result is a 1, the attacking model loses 1 Hull Point or Wound</text:p>
          </table:table-cell>
          <table:table-cell office:value-type="string" calcext:value-type="string">
            <text:p>Some weapons emit projectiles or energy beams of such terrible potency that, if fired, they can have terrible consequences for those that dare unleash their power. Whether due to energy surges in coherent energy beams, or failure in the arming systems of shells or warheads, a failure to properly arm the weapon and fully penetrate the enemys armour can cause lethal feedback.</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5797d52c-231a-4d3d-8326-fe438a9ded14</text:p>
          </table:table-cell>
          <table:table-cell table:style-name="ce14" office:value-type="string" calcext:value-type="string">
            <text:p>7fcee347-b08f-4243-98fc-08599adcade9</text:p>
          </table:table-cell>
          <table:table-cell/>
          <table:table-cell office:value-type="string" calcext:value-type="string">
            <text:p>Fury of the Legion</text:p>
          </table:table-cell>
          <table:table-cell office:value-type="string" calcext:value-type="string">
            <text:p>If a model with this special rule has not moved or Run during the Movement phase of its controlling players turn then that model may add one to the number of shots fired when making a Shooting Attack with a bolter (this does not include combi-bolters, bolt pistols or other bolt weapons).</text:p>
          </table:table-cell>
          <table:table-cell office:value-type="string" calcext:value-type="string">
            <text:p>The tactical Legionaries that form the core of every Space Marine Legion drill endlessly with the boltgun that is their hallmark. As a result, these warriors are capable of unleashing a torrent of gunfire that can halt any foe in its tracks.</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819a05ee-d8e9-4982-8298-b5774c0d8e28</text:p>
          </table:table-cell>
          <table:table-cell table:style-name="ce14" office:value-type="string" calcext:value-type="string">
            <text:p>7fcee347-b08f-4243-98fc-08599adcade9</text:p>
          </table:table-cell>
          <table:table-cell/>
          <table:table-cell office:value-type="string" calcext:value-type="string">
            <text:p>Graviton Collapse</text:p>
          </table:table-cell>
          <table:table-cell office:value-type="string" calcext:value-type="string">
            <text:p>Instead of rolling To Wound normally with a weapon with this special rule, the controlling player of any model Hit by it must roll equal to or under that models Strength Characteristic on 2D6 or it suffers a Wound (Armour Saves and Damage Mitigation rolls may be taken as normal <text:s/>except Shrouded rolls which may not be used). Against targets with an Armour Value, the attacking player rolls 3D6 for armour penetration instead.</text:p>
          </table:table-cell>
          <table:table-cell office:value-type="string" calcext:value-type="string">
            <text:p>These weapons emit an unstable stream of gravitons that causes a catastrophic implosion at the target point. Such is the power of these weapons that even the strongest of targets is dragged in and torn apart by the forces unleashed, the sheer mass of their armour serving only to increase the power of the detonation.</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a573b434-f3f2-450a-970f-62ac4c9fc2ea</text:p>
          </table:table-cell>
          <table:table-cell table:style-name="ce14" office:value-type="string" calcext:value-type="string">
            <text:p>7fcee347-b08f-4243-98fc-08599adcade9</text:p>
          </table:table-cell>
          <table:table-cell/>
          <table:table-cell office:value-type="string" calcext:value-type="string">
            <text:p>Harbingers of the Legion</text:p>
          </table:table-cell>
          <table:table-cell office:value-type="string" calcext:value-type="string">
            <text:p>A unit that includes any models with this special rule may not join or be joined by any model that does not also have this special rule (this includes Legion Techmarines and Legion Apothecaries, which may not be assigned to a unit that includes any models with this special rule). In addition, a unit that includes any models with this special rule never counts as a Scoring unit or a Denial unit regardless of any other special rules or Mission rules in use <text:s/>however, a model with this special rule may re-roll all failed Shrouded Damage Mitigation rolls.</text:p>
          </table:table-cell>
          <table:table-cell office:value-type="string" calcext:value-type="string">
            <text:p>Running ahead of the heavy infantry that was the closed fist of the Space Marine Legions, these warriors harry and pursue the enemy. They strike at the foes most vulnerable points, depriving them of shelter and succour and leaving them at the mercy of the warriors that follow in their wake</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fadd235b-1b0d-4038-9f4e-ed1280f22b4a</text:p>
          </table:table-cell>
          <table:table-cell table:style-name="ce14" office:value-type="string" calcext:value-type="string">
            <text:p>7fcee347-b08f-4243-98fc-08599adcade9</text:p>
          </table:table-cell>
          <table:table-cell/>
          <table:table-cell office:value-type="string" calcext:value-type="string">
            <text:p>Heart of the Legion</text:p>
          </table:table-cell>
          <table:table-cell office:value-type="string" calcext:value-type="string">
            <text:p>When a unit that includes at least one model with this special rule has at least half of its models within 6" of an Objective then all models in the unit gain the Feel No Pain (6+) and Stubborn special rules. If any model in the unit already has a variant of the Feel No Pain special rule then instead increase the value in brackets of one of those rules by +1 while the unit has at least half of its models within 6" of an Objective (for example, a model that already had Feel No Pain (5+) could choose to increase this to Feel No Pain (4+) while it fulfils the conditions of this special rule).</text:p>
          </table:table-cell>
          <table:table-cell office:value-type="string" calcext:value-type="string">
            <text:p>Though often overshadowed in the annals of history by other more prestigious warriors, it is the courage and tenacity of the humble tactical Legionary that carried the Legions to victory after victory. It would be by the blood of these warriors that the course of the Horus Heresy would be decided, and by their sacrifice that the fate of the Imperium determined.</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893e2b4f-b665-4c8c-9253-a5f66ae92122</text:p>
          </table:table-cell>
          <table:table-cell table:style-name="ce14" office:value-type="string" calcext:value-type="string">
            <text:p>7fcee347-b08f-4243-98fc-08599adcade9</text:p>
          </table:table-cell>
          <table:table-cell/>
          <table:table-cell office:value-type="string" calcext:value-type="string">
            <text:p>Heat Blast</text:p>
          </table:table-cell>
          <table:table-cell office:value-type="string" calcext:value-type="string">
            <text:p>When a model with this special rule is deployed onto the battlefield using the Deep Strike special rule, and once all models arriving from Deep Strike in the same phase have been placed in their final positions, but before any models Embarked on the model with this special rule have Disembarked, any models within 3+D3" (friendly or enemy) suffer a Str 6 AP 5 Hit (models with the Vehicle Unit Type are struck on the Armour facing with the lowest Armour Value, and this attack counts as a Flame attack). \n\nIn addition, when moving in Hover mode, the controlling player may choose to inflict D6 Str 6 AP 5 Hits on any unit that a model with this special rule moves over. These Hits are distributed randomly within the target unit and models with the Vehicle Unit Type are struck on the Armour facing with the lowest Armour Value, and this attack counts as a Flame attack. Once the model has finished moving, the controlling player must roll a D6 for each unit it has inflicted Hits upon using this special rule <text:s/>any results of a 1 inflict a Hull Point of damage on the model with this special rule.</text:p>
          </table:table-cell>
          <table:table-cell office:value-type="string" calcext:value-type="string">
            <text:p>Serving primarily to slow the descent of orbital strike craft, the thrusters of some such vehicles can also be used to scorch and burn enemy infantry. The most desperate or sadistic crews assigned to such craft often made use of this capability to reap a toll of the enemy, even after releasing their passengers into the heart of battle.</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0f806c0b-e8c1-440a-83d9-d4312167eb56</text:p>
          </table:table-cell>
          <table:table-cell table:style-name="ce14" office:value-type="string" calcext:value-type="string">
            <text:p>7fcee347-b08f-4243-98fc-08599adcade9</text:p>
          </table:table-cell>
          <table:table-cell/>
          <table:table-cell office:value-type="string" calcext:value-type="string">
            <text:p>Heavy Beam</text:p>
          </table:table-cell>
          <table:table-cell office:value-type="string" calcext:value-type="string">
            <text:p>When the weapon with this special rule is used to make a Shooting Attack, draw a 1" wide line from the end of the gun barrel up to the listed range of the weapon – this is the beam area. The initial target for the weapon (the model in the beam area closest to the attacking model) must be an enemy model. \n\n• All models (friend and enemy) caught in the beam area (excepting the firing model) suffer a Hit with the listed profile of the weapon, except models with the Flyer Sub-type which cannot be affected or targeted. \n• Units with any models in the beam area receive a number of Hits equal to the number of their models caught in the path of the beam; casualties are removed from affected units using the normal rules for removing casualties. \n• If a Terrain piece, Building, model with the Vehicle Unit Type or any model with 6 or more Wounds is in the beam area, the attack is blocked and its line of effect will go no further than that model. The blocking model will, however, suffer 1+D3 separate Hits, rather than just 1. \n• If a model with the Vehicle Unit Type and the Transport Sub-type suffers a Penetrating Hit from a weapon with this special rule, each unit Embarked on it suffers D6 Str 4 AP - Hits with the Deflagrate special rule, in addition to any other effects. Casualties are assigned by the controlling player</text:p>
          </table:table-cell>
          <table:table-cell office:value-type="string" calcext:value-type="string">
            <text:p>Emitting a devastating beam of coherent energy, these weapons can engulf multiple targets in a single blast. Sweeping across the battlefield in a continuous beam of ravening destruction, the destructive power of such a burst can only be halted by the sturdiest of obstructions or most mighty of war machines.</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ea95e251-74c9-4ad7-b8d2-fbce60faa2d7</text:p>
          </table:table-cell>
          <table:table-cell table:style-name="ce14" office:value-type="string" calcext:value-type="string">
            <text:p>7fcee347-b08f-4243-98fc-08599adcade9</text:p>
          </table:table-cell>
          <table:table-cell/>
          <table:table-cell office:value-type="string" calcext:value-type="string">
            <text:p>Impact-Reactive doors</text:p>
          </table:table-cell>
          <table:table-cell office:value-type="string" calcext:value-type="string">
            <text:p>When a model with this special rule is deployed, any doors on the model must be opened to their full extent. All models Embarked within a model with this special rule must then Disembark immediately and no models can thereafter Embark within that model for the remainder of the battle. The physical doors attached to a model with this special rule are not treated as part of the model once opened to their full extent, and cannot be targeted by Shooting Attacks and do not impede Movement in any way.</text:p>
          </table:table-cell>
          <table:table-cell office:value-type="string" calcext:value-type="string">
            <text:p>Many assault vehicles have doors designed to release via explosive bolts, allowing their passengers to disembark as swiftly as possible.</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523d5851-0f77-45b0-8a14-7536b6574383</text:p>
          </table:table-cell>
          <table:table-cell table:style-name="ce14" office:value-type="string" calcext:value-type="string">
            <text:p>7fcee347-b08f-4243-98fc-08599adcade9</text:p>
          </table:table-cell>
          <table:table-cell/>
          <table:table-cell office:value-type="string" calcext:value-type="string">
            <text:p>Inertial Guidance System</text:p>
          </table:table-cell>
          <table:table-cell office:value-type="string" calcext:value-type="string">
            <text:p>When deployed as the first model placed during a Deep Strike Assault, or other deployment that requires a model with this special rule to scatter, the distance the model scatters is reduced by half and if it scatters into Impassable Terrain or off of the battlefield then it is moved the minimum distance required to avoid such obstacles. In addition, if all units included in a Deep Strike Assault have the Inertial Guidance System special rule or are models Embarked on a model with that special rule then any rolls made to determine if the Deep Strike Assault is Disordered may be re-rolled.</text:p>
          </table:table-cell>
          <table:table-cell office:value-type="string" calcext:value-type="string">
            <text:p>Orbital strike vehicles often mount sophisticated sensors to aid them in avoiding obstacles as they streak towards the battlefield. Those assigned to orbital assaults must rely on these systems to see them to the surface, for, given the sheer speed of their descent, no human pilot could hope to bring them safely down.</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ff256a53-9e0b-40c8-b5c9-2b67aff65e5b</text:p>
          </table:table-cell>
          <table:table-cell table:style-name="ce14" office:value-type="string" calcext:value-type="string">
            <text:p>7fcee347-b08f-4243-98fc-08599adcade9</text:p>
          </table:table-cell>
          <table:table-cell/>
          <table:table-cell office:value-type="string" calcext:value-type="string">
            <text:p>Inexorable</text:p>
          </table:table-cell>
          <table:table-cell office:value-type="string" calcext:value-type="string">
            <text:p>A unit that contains only models with this special rule ignores modifiers to Leadership when making a Morale check or Pinning test <text:s/>except those caused by the Fear (X) special rule or the Corrupted and Anathema Sub-types. If a unit has both the Fearless and Inexorable special rules, it uses the rules for Fearless instead of Inexorable.</text:p>
          </table:table-cell>
          <table:table-cell office:value-type="string" calcext:value-type="string">
            <text:p>Whether due to intense training, indomitable armour or blind madness, some warriors will keep advancing no matter the firepower directed at them.</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806f17f8-dd0e-4052-ad2f-efcfc2a27ee3</text:p>
          </table:table-cell>
          <table:table-cell table:style-name="ce14" office:value-type="string" calcext:value-type="string">
            <text:p>7fcee347-b08f-4243-98fc-08599adcade9</text:p>
          </table:table-cell>
          <table:table-cell/>
          <table:table-cell office:value-type="string" calcext:value-type="string">
            <text:p>Infantry Transport</text:p>
          </table:table-cell>
          <table:table-cell office:value-type="string" calcext:value-type="string">
            <text:p>No model with any version of the Bulky special rule may Embark on a model that has this special rule.</text:p>
          </table:table-cell>
          <table:table-cell office:value-type="string" calcext:value-type="string">
            <text:p>The most common transport vehicles are those dedicated to carrying the infantry that form the core of Mankinds armies. Such bulk transports lack the specialised equipment to accommodate more unique warriors.</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39f36243-5299-4f2a-be3f-18bdb8c233a5</text:p>
          </table:table-cell>
          <table:table-cell table:style-name="ce14" office:value-type="string" calcext:value-type="string">
            <text:p>7fcee347-b08f-4243-98fc-08599adcade9</text:p>
          </table:table-cell>
          <table:table-cell/>
          <table:table-cell office:value-type="string" calcext:value-type="string">
            <text:p>Legion Artillerists</text:p>
          </table:table-cell>
          <table:table-cell office:value-type="string" calcext:value-type="string">
            <text:p>A Rapier Battery must have one Legion Gunner per Rapier Carrier in order for all Rapier Carriers to make Shooting Attacks in the Shooting phase. If, at the start of any of the controlling players Shooting phases, the Rapier Battery contains fewer Legion Gunners than Rapier Carriers then only a number of Rapier Carriers equal to the number of Legion Gunners may make Shooting Attacks in that Shooting phase. In addition, as long as there are at least as many Legion Gunners in the unit as there are Rapier Carriers then the unit cannot be Pinned, automatically passing any Pinning tests it is called upon to take without any dice being rolled, and all Legion Gunners in the unit gain a bonus of +1 to their Leadership Characteristic (this bonus is lost immediately once the number of Legion Gunners is reduced to less than the number of Rapier Carriers in the unit)</text:p>
          </table:table-cell>
          <table:table-cell office:value-type="string" calcext:value-type="string">
            <text:p>Skilled beyond the arts of mortal warriors in the employment of artillery to its most deadly effect, these artists of shot and shell know best how to place each strike from their guns</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ed5276c7-f767-409b-8631-47431dcdc873</text:p>
          </table:table-cell>
          <table:table-cell table:style-name="ce14" office:value-type="string" calcext:value-type="string">
            <text:p>7fcee347-b08f-4243-98fc-08599adcade9</text:p>
          </table:table-cell>
          <table:table-cell/>
          <table:table-cell office:value-type="string" calcext:value-type="string">
            <text:p>Legiones Consularis</text:p>
          </table:table-cell>
          <table:table-cell office:value-type="string" calcext:value-type="string">
            <text:p>Any Legion Centurion, Legion Cataphractii Centurion or Legion Tartaros Centurion may select a single Consul upgrade; no model may take more than one such upgrade (note that some upgrades are not available to Legion Cataphractii Centurions or Legion Tartaros Centurions, or Legion Centurions that have selected certain upgrades).</text:p>
          </table:table-cell>
          <table:table-cell office:value-type="string" calcext:value-type="string">
            <text:p>Among the many officers of the Legiones Astartes, there are those with unique talents and hard-won skills that are honoured with the title and rank of consul. These warriors lead the Legion into battle and conduct the most arduous of missions, called upon by their lords when the specialised knowledge they guard is required in the struggle for victory and demise of the foe.</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a5d369d3-d3bc-4d92-8515-c422ba41813f</text:p>
          </table:table-cell>
          <table:table-cell table:style-name="ce14" office:value-type="string" calcext:value-type="string">
            <text:p>7fcee347-b08f-4243-98fc-08599adcade9</text:p>
          </table:table-cell>
          <table:table-cell/>
          <table:table-cell office:value-type="string" calcext:value-type="string">
            <text:p>Limited Ammunition</text:p>
          </table:table-cell>
          <table:table-cell office:value-type="string" calcext:value-type="string">
            <text:p>After all Shooting Attacks for a weapon with this special rule have been fully resolved, roll a D6, adding +1 if the weapon has fired before in the same battle. If the total of this roll is 6 or more then the weapon may no longer be used to make Shooting Attacks in this battle. If this weapon is unable to make further Shooting Attacks then it may not be targeted by a Weapon Destroyed result on the Vehicle Damage table, and for the purposes of such a result is treated as though it had already been destroyed.</text:p>
          </table:table-cell>
          <table:table-cell office:value-type="string" calcext:value-type="string">
            <text:p>Among the many officers of the Legiones Astartes, there are those with unique talents and hard-won skills that are honoured with the title and rank of consul. These warriors lead the Legion into battle and conduct the most arduous of missions, called upon by their lords when the specialised knowledge they guard is required in the struggle for victory and demise of the foe.</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586e8781-b2c4-473f-aa60-6f6abc1fa072</text:p>
          </table:table-cell>
          <table:table-cell table:style-name="ce14" office:value-type="string" calcext:value-type="string">
            <text:p>7fcee347-b08f-4243-98fc-08599adcade9</text:p>
          </table:table-cell>
          <table:table-cell/>
          <table:table-cell office:value-type="string" calcext:value-type="string">
            <text:p>Loyalist</text:p>
          </table:table-cell>
          <table:table-cell office:value-type="string" calcext:value-type="string">
            <text:p>A model with this special rule may only be included in an army that has the Loyalist Allegiance.</text:p>
          </table:table-cell>
          <table:table-cell office:value-type="string" calcext:value-type="string">
            <text:p>Whether pledged to the Emperor himself as the rightful leader of Mankind or to the dream of the Imperium that he intended to create, some warriors swore to fight and die for the Loyalist cause and no other.</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3a1d9315-be0a-4629-b649-55c0a49cb99d</text:p>
          </table:table-cell>
          <table:table-cell table:style-name="ce14" office:value-type="string" calcext:value-type="string">
            <text:p>7fcee347-b08f-4243-98fc-08599adcade9</text:p>
          </table:table-cell>
          <table:table-cell/>
          <table:table-cell office:value-type="string" calcext:value-type="string">
            <text:p>Marked for Death</text:p>
          </table:table-cell>
          <table:table-cell office:value-type="string" calcext:value-type="string">
            <text:p>At the start of the battle, once both armies have set up all their models, including any units with the Infiltrator special rule, a single enemy unit may be chosen by a player that controls any models with this special rule <text:s/>this unit is considered marked for death. When any models with this special rule controlled by that player are used to make an attack of any kind against the enemy unit their controlling player has marked for death, all failed To Wound rolls of 1 may be re-rolled.</text:p>
          </table:table-cell>
          <table:table-cell office:value-type="string" calcext:value-type="string">
            <text:p>Trained to identify and slaughter specific targets, certain cadres of warriors make an art of stalking and assassination. These warriors are singular in their focus, and, when unleashed upon the foe, are a decree of certain death</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9d1b927b-06eb-4799-8f07-4aa38bdd1e7b</text:p>
          </table:table-cell>
          <table:table-cell table:style-name="ce14" office:value-type="string" calcext:value-type="string">
            <text:p>7fcee347-b08f-4243-98fc-08599adcade9</text:p>
          </table:table-cell>
          <table:table-cell/>
          <table:table-cell office:value-type="string" calcext:value-type="string">
            <text:p>Master of Automata</text:p>
          </table:table-cell>
          <table:table-cell office:value-type="string" calcext:value-type="string">
            <text:p>A model with this special rule may join a unit that includes one or more models with the Automata Unit Type. While part of a unit that includes one or more models with the Automata Unit Type, a model with this special rule may not make Reactions and gains the Fearless special rule. If the Automata models in the unit are subject to the Programmed Behaviour provision then those rules are not used as long as a model with this special rule is part of the unit.</text:p>
          </table:table-cell>
          <table:table-cell office:value-type="string" calcext:value-type="string">
            <text:p>Some warriors are trained to operate alongside the towering automata of the Mechanicum, well accustomed to the limitations of those war machines and how to best fight at their side.</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741b261a-701e-4a31-895a-1049b16ca193</text:p>
          </table:table-cell>
          <table:table-cell table:style-name="ce14" office:value-type="string" calcext:value-type="string">
            <text:p>7fcee347-b08f-4243-98fc-08599adcade9</text:p>
          </table:table-cell>
          <table:table-cell/>
          <table:table-cell office:value-type="string" calcext:value-type="string">
            <text:p>Master of the Legion</text:p>
          </table:table-cell>
          <table:table-cell office:value-type="string" calcext:value-type="string">
            <text:p>The Master of the Legion special rule grants the following benefits: \n\n• Rites of War: If a Detachment with the Legiones Astartes Faction includes at least one model with the Master of the Legion special rule then that Detachment may select a single Rite of War. Rites of War are presented in the Appendix: Legiones Astartes Rites of War section, found on page 96. \n• The Few and the Proud: An army may only include a maximum of one model with this special rule per 1,000 points. This counts across all Detachments of an army. Thus, an army that totals at least 1,000 points may include only a single model with the Master of the Legion special rule, and an army that includes at least 2,000 points may include up to two models with the Master of the Legion special rule, etc. \n• Retinue: A model with this special rule may also include a Legion Command Squad, Legion Cataphractii Command Squad or Legion Tartaros Command Squad as part of the same Force Organisation slot as the model with the Master of the Legion special rule.</text:p>
          </table:table-cell>
          <table:table-cell office:value-type="string" calcext:value-type="string">
            <text:p>The greatest commanders of the Space Marine Legions are all but peerless in their strategic and tactical abilities. The genecraft of the Emperor that created them, honed by individual talent and the experience of countless battles, has sharpened their acumen to a preternatural degree.</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47a47a1b-040b-4415-8fe9-9846c4af9ecd</text:p>
          </table:table-cell>
          <table:table-cell table:style-name="ce14" office:value-type="string" calcext:value-type="string">
            <text:p>7fcee347-b08f-4243-98fc-08599adcade9</text:p>
          </table:table-cell>
          <table:table-cell/>
          <table:table-cell office:value-type="string" calcext:value-type="string">
            <text:p>Neutron-Flux</text:p>
          </table:table-cell>
          <table:table-cell office:value-type="string" calcext:value-type="string">
            <text:p>A weapon with this special rule gains the Instant Death special rule when targeting models with the Automata Unit Type.</text:p>
          </table:table-cell>
          <table:table-cell office:value-type="string" calcext:value-type="string">
            <text:p>Designed specifically to degrade the complex neural circuitry and cogitators of the Mechanicums automata, these weapons are considered an affront to their Order. The exotic radiation emitted by such devices is the bane of the otherwise indefatigable steel warriors of the Mechanicum, leaving them as motionless, lifeless husks.</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aa909187-2170-4089-b2f0-82a1752c11b7</text:p>
          </table:table-cell>
          <table:table-cell table:style-name="ce14" office:value-type="string" calcext:value-type="string">
            <text:p>7fcee347-b08f-4243-98fc-08599adcade9</text:p>
          </table:table-cell>
          <table:table-cell/>
          <table:table-cell office:value-type="string" calcext:value-type="string">
            <text:p>Orbital Assault Vehicle</text:p>
          </table:table-cell>
          <table:table-cell office:value-type="string" calcext:value-type="string">
            <text:p>A model with this special rule must be deployed onto the battlefield as part of a Deep Strike Assault, or other deployment that requires the Deep Strike special rule. It may never be deployed as normal, regardless of any other rule or mission, and if forced to do so it is immediately reduced to 0 Hull Points and replaced with a Wreck (any models Embarked within must make an Emergency Disembarkation). Furthermore, a model with this special rule may never move <text:s/>and if forced to do so is immediately reduced to 0 Hull Points and replaced with a Wreck (any models Embarked within must make an Emergency Disembarkation).</text:p>
          </table:table-cell>
          <table:table-cell office:value-type="string" calcext:value-type="string">
            <text:p>Drop pods and other dedicated orbital assault vehicles are intended for one purpose only <text:s/>to deliver warriors and equipment from orbiting spacecraft to battlefields on a planets surface. Once deployed they play little further part in the battle, serving only to support the onslaught of their passengers.</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684a12ce-c357-4035-99ba-1ea35014aa33</text:p>
          </table:table-cell>
          <table:table-cell table:style-name="ce14" office:value-type="string" calcext:value-type="string">
            <text:p>7fcee347-b08f-4243-98fc-08599adcade9</text:p>
          </table:table-cell>
          <table:table-cell/>
          <table:table-cell office:value-type="string" calcext:value-type="string">
            <text:p>Plasma Burn</text:p>
          </table:table-cell>
          <table:table-cell office:value-type="string" calcext:value-type="string">
            <text:p>If the target of a weapon with this special rule is a model with the Vehicle Unit Type and that model loses one or more Hull Points as the result of an attack from this weapon, roll a D6. On a 4+, the target model loses an additional D3 Hull Points with no Cover Saves or Damage Mitigation rolls allowed.</text:p>
          </table:table-cell>
          <table:table-cell office:value-type="string" calcext:value-type="string">
            <text:p>Certain plasma weapons are designed not just to break the target with the sheer power of its initial strike, but also to burn and short-circuit the internal workings exposed. The superheated matter emitted by plasma cannons serves ideally for this purpose, continuing to sear and burn long after impact.</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8ba88f46-230e-4dd4-9f62-cf68419750bd</text:p>
          </table:table-cell>
          <table:table-cell table:style-name="ce14" office:value-type="string" calcext:value-type="string">
            <text:p>7fcee347-b08f-4243-98fc-08599adcade9</text:p>
          </table:table-cell>
          <table:table-cell/>
          <table:table-cell office:value-type="string" calcext:value-type="string">
            <text:p>Reach (X)</text:p>
          </table:table-cell>
          <table:table-cell office:value-type="string" calcext:value-type="string">
            <text:p>A model making attacks as part of an Assault using a weapon with this special rule, adds the value of (X) that is included as part of this special rule to its Initiative Characteristic. If a model has more than one weapon with this special rule then that model only increases the value of its Initiative by the value of the special rule on the weapon whose profile is used by that model to attack during the Fight Sub-phase. A weapon that is not used to attack does not modify the models Initiative Characteristic <text:s/>models that may attack with more than one weapon, or models claiming the bonus for having a second weapon, may only add the value of the highest variant of this special rule and do not add the values together.</text:p>
          </table:table-cell>
          <table:table-cell office:value-type="string" calcext:value-type="string">
            <text:p>Some weapons rely not on the speed of their wielder, but on their sheer length or cunning design to inflict harm upon the foe before they can react</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afdabae0-b795-4395-b5a8-3b99d633bd4f</text:p>
          </table:table-cell>
          <table:table-cell table:style-name="ce14" office:value-type="string" calcext:value-type="string">
            <text:p>7fcee347-b08f-4243-98fc-08599adcade9</text:p>
          </table:table-cell>
          <table:table-cell/>
          <table:table-cell office:value-type="string" calcext:value-type="string">
            <text:p>Reactor Blast</text:p>
          </table:table-cell>
          <table:table-cell office:value-type="string" calcext:value-type="string">
            <text:p>When the controlling player resolves an Explodes result on the Vehicle Damage table for a model with this special rule, the Strength of any Hits inflicted is increased to 10.</text:p>
          </table:table-cell>
          <table:table-cell office:value-type="string" calcext:value-type="string">
            <text:p>Certain powerful reactors, when destroyed, erupt in a devastating blast capable of destroying other engines of war</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0bb0bc8c-5298-4380-b154-29f3f7bd3651</text:p>
          </table:table-cell>
          <table:table-cell table:style-name="ce14" office:value-type="string" calcext:value-type="string">
            <text:p>7fcee347-b08f-4243-98fc-08599adcade9</text:p>
          </table:table-cell>
          <table:table-cell/>
          <table:table-cell office:value-type="string" calcext:value-type="string">
            <text:p>Reaping Blow (X)</text:p>
          </table:table-cell>
          <table:table-cell office:value-type="string" calcext:value-type="string">
            <text:p>If a model is in base contact with more than one enemy model in the Initiative step in which they fight, they gain a number of Attacks equal to the value of X as noted in the variant of the special rule (if no value of X is included then count the value of X as 1).</text:p>
          </table:table-cell>
          <table:table-cell office:value-type="string" calcext:value-type="string">
            <text:p>Only when outnumbered in the press of the melee, can these weapons be wielded to the greatest effect.</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79c77384-a33b-4abe-ad0d-74f897a1f013</text:p>
          </table:table-cell>
          <table:table-cell table:style-name="ce14" office:value-type="string" calcext:value-type="string">
            <text:p>7fcee347-b08f-4243-98fc-08599adcade9</text:p>
          </table:table-cell>
          <table:table-cell/>
          <table:table-cell office:value-type="string" calcext:value-type="string">
            <text:p>Repair</text:p>
          </table:table-cell>
          <table:table-cell office:value-type="string" calcext:value-type="string">
            <text:p>In any of the controlling players Shooting phases, instead of making any Shooting Attacks with a model with this special rule, the controlling player may instead roll a D6. On the roll of a 4 or more, a damage result of Immobilised that has been inflicted on this model may be removed but no Hull Points are returned</text:p>
          </table:table-cell>
          <table:table-cell office:value-type="string" calcext:value-type="string">
            <text:p>Some vehicles are robust enough or simple enough in their construction that the crew can conduct minor repairs in the field.</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ca926d88-c62c-4271-bc7e-0923326208aa</text:p>
          </table:table-cell>
          <table:table-cell table:style-name="ce14" office:value-type="string" calcext:value-type="string">
            <text:p>7fcee347-b08f-4243-98fc-08599adcade9</text:p>
          </table:table-cell>
          <table:table-cell/>
          <table:table-cell office:value-type="string" calcext:value-type="string">
            <text:p>Retinue</text:p>
          </table:table-cell>
          <table:table-cell office:value-type="string" calcext:value-type="string">
            <text:p>A Legion Command Squad, Legion Cataphractii Terminator Command Squad or Legion Tartaros Command Squad may only be selected as part of a Detachment that includes at least one model with the Master of the Legion special rule. A unit selected in this manner is considered a Retinue Squad and the model with the Master of the Legion special rule is referred to as the Retinue Squads Leader for the purposes of this special rule (if the Detachment includes more than one model with the Master of the Legion special rule then the controlling player selects one as the units Leader). The Retinue Squad does not use up a Force Organisation slot and is considered part of the same unit as the model selected as its Leader. The Retinue Squad must be deployed with the model selected as its Leader deployed as part of the unit and the Leader may not voluntarily leave the Retinue Squad during play. A Legion Command Squad, Legion Cataphractii Terminator Command Squad or Legion Tartaros Command Squad may not be selected as part of an army without a Leader.</text:p>
          </table:table-cell>
          <table:table-cell office:value-type="string" calcext:value-type="string">
            <text:p>Many of the most famous and powerful commanders went to war with a dedicated cadre of bodyguards and adjutants. These guardians served both to protect their master in the heat of battle, preserving his life against all threats, and as a vital reserve of skilled warriors to press the attack at the most crucial moment</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241bfe20-c396-4a07-a829-93e754cc2cfb</text:p>
          </table:table-cell>
          <table:table-cell table:style-name="ce14" office:value-type="string" calcext:value-type="string">
            <text:p>7fcee347-b08f-4243-98fc-08599adcade9</text:p>
          </table:table-cell>
          <table:table-cell/>
          <table:table-cell office:value-type="string" calcext:value-type="string">
            <text:p>Rocket Barrage</text:p>
          </table:table-cell>
          <table:table-cell office:value-type="string" calcext:value-type="string">
            <text:p>If a model that has a weapon with this special rule does not move in the Movement phase of a given turn, that weapon may be given the Rending (4+) and Pinning special rules until the start of the controlling players next turn.</text:p>
          </table:table-cell>
          <table:table-cell office:value-type="string" calcext:value-type="string">
            <text:p>Some weapons require a stable firing platform in order to deliver their payload with maximum destructive force. When forced to fire without the proper preparations their effect is greatly reduced, but when firing from prepared positions they can unleash such a devastating torrent of fire that few enemies can survive their wrath.</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e59b0817-87d8-4645-96e6-b31360e07953</text:p>
          </table:table-cell>
          <table:table-cell table:style-name="ce14" office:value-type="string" calcext:value-type="string">
            <text:p>7fcee347-b08f-4243-98fc-08599adcade9</text:p>
          </table:table-cell>
          <table:table-cell/>
          <table:table-cell office:value-type="string" calcext:value-type="string">
            <text:p>Spite of the Legion</text:p>
          </table:table-cell>
          <table:table-cell office:value-type="string" calcext:value-type="string">
            <text:p>If a Charge is declared for a unit that includes at least one model with this special rule, targeting an enemy unit that is Pinned, Falling Back or includes no models with the Character Sub-type then all failed To Wound rolls made for any models in the Charging unit in the same turn as that Charge is resolved may be re-rolled.</text:p>
          </table:table-cell>
          <table:table-cell office:value-type="string" calcext:value-type="string">
            <text:p>The warriors of the Space Marine Legions knew full well that to leave any foe alive was to compromise the Great Crusade, to endanger the long march of humanity across the galaxy. So in war, they deployed warriors specifically to harry those that attempted to flee or that haunted the edges of the battlefield.</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e36a72ac-d5e1-4487-9e23-936ffdaa083b</text:p>
          </table:table-cell>
          <table:table-cell table:style-name="ce14" office:value-type="string" calcext:value-type="string">
            <text:p>7fcee347-b08f-4243-98fc-08599adcade9</text:p>
          </table:table-cell>
          <table:table-cell/>
          <table:table-cell office:value-type="string" calcext:value-type="string">
            <text:p>Sudden Strike (X)</text:p>
          </table:table-cell>
          <table:table-cell office:value-type="string" calcext:value-type="string">
            <text:p>In a turn in which a model with this special rule Charges into combat, it adds a bonus to its Initiative Characteristic until the end of the Assault phase. The bonus added to the models Initiative is equal to the value in brackets after the special rule; for example, a model with Sudden Strike (2) adds a bonus of +2 to its Initiative. \n\nA model that has made a Disordered Charge that turn receives no benefit from Sudden Strike (X).</text:p>
          </table:table-cell>
          <table:table-cell office:value-type="string" calcext:value-type="string">
            <text:p>Some warriors are skilled in the swift and deadly arts of guerilla warfare, relying on ambush and surprise to take their opponents unaware. These warriors are deadly on the attack, but must press this advantage to overcome more heavily equipped foes.</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e8845bba-59af-4165-9c1c-a7f6f735fd35</text:p>
          </table:table-cell>
          <table:table-cell table:style-name="ce14" office:value-type="string" calcext:value-type="string">
            <text:p>7fcee347-b08f-4243-98fc-08599adcade9</text:p>
          </table:table-cell>
          <table:table-cell/>
          <table:table-cell office:value-type="string" calcext:value-type="string">
            <text:p>Talons of the Legion</text:p>
          </table:table-cell>
          <table:table-cell office:value-type="string" calcext:value-type="string">
            <text:p>A unit or model with this special rule may be placed into Combat Air Patrol at the start of the battle, before any models are deployed onto the battlefield. Models assigned to Combat Air Patrol are not deployed onto the battlefield and remain in Reserves <text:s/>however, no Reserves rolls are made for these models. Instead, the controlling player gains access to the Combat Air Patrol Advanced Reaction.</text:p>
          </table:table-cell>
          <table:table-cell office:value-type="string" calcext:value-type="string">
            <text:p>Employed to cover the advance of the infantry companies below, those who pilot the aircraft of the Space Marine Legions are masters of the interception and destruction of enemy aircraft and airborne xenos beasts</text:p>
          </table:table-cell>
          <table:table-cell table:style-name="Default" office:value-type="string" calcext:value-type="string">
            <text:p>ca4e38e2-c91f-41d9-9362-ed0ce5ecd8f9</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bce6c5f9-564a-463a-b45f-c2c50e383206</text:p>
          </table:table-cell>
          <table:table-cell table:style-name="ce14" office:value-type="string" calcext:value-type="string">
            <text:p>7fcee347-b08f-4243-98fc-08599adcade9</text:p>
          </table:table-cell>
          <table:table-cell/>
          <table:table-cell office:value-type="string" calcext:value-type="string">
            <text:p>Techmarine Covenant</text:p>
          </table:table-cell>
          <table:table-cell office:value-type="string" calcext:value-type="string">
            <text:p>A Techmarine Covenant is selected as any other unit, using up a single Force Organisation slot and bought in the same manner. However, before the first turn begins and any models are deployed to the battlefield, all models in a Techmarine Covenant must be assigned to another unit from the same Detachment of the army they were selected as part of. Legion Techmarines that have not selected a Legion Spatha combat bike or Legion Scimitar jetbike may only be assigned to units composed entirely of models with the Infantry Unit Type and the same Legiones Astartes (X) special rule as the Legion Techmarine, and may not join units with Terminator armour of any kind. Legion Techmarines that have selected a Legion Spatha combat bike may only be assigned to units composed entirely of models with Legion Spatha combat bikes and the same Legiones Astartes (X) special rule as the Legion Techmarine, and any Legion Techmarines that have selected a Legion Scimitar jetbike may only be assigned to units composed entirely of models with Legion Scimitar jetbikes and the same Legiones Astartes (X) special rule as the Legion Techmarine. No Legion Techmarine may be assigned to any unit that includes one or more models with the Independent Character special rule or Unique Sub-type (but such models may join a unit that includes a Legion Techmarine as normal during either deployment or any following turn). No more than one Legion Techmarine may be assigned to any given unit. \n\nOnce assigned to a unit, the Legion Techmarine is considered part of that unit and may not leave it under any circumstances – if that unit is removed as a casualty then the Legion Techmarine is removed as well. In battles using Victory points, no Victory points are ever scored for removing a Legion Techmarine as a casualty. When assigned to a unit, a Legion Techmarine gains all of the special rules (with the exception of those that specifically forbid it, such as the Bitter Duty special rule) and Unit Sub-types listed for the unit to which it is attached, but does not gain access to any additional Wargear options available to the unit to which it is assigned</text:p>
          </table:table-cell>
          <table:table-cell office:value-type="string" calcext:value-type="string">
            <text:p>With most Legions boasting only a small cadre of Techmarines, those that are available are a vital resource for any Legion task force. These warriors are assigned only as is necessary, placed in the units and formations that can best benefit from their unique skills.</text:p>
          </table:table-cell>
          <table:table-cell table:style-name="Default" office:value-type="string" calcext:value-type="string">
            <text:p>ca4e38e2-c91f-41d9-9362-ed0ce5ecd8f9</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234367eb-7b1f-4379-8a7a-38fdc851ffa3</text:p>
          </table:table-cell>
          <table:table-cell table:style-name="ce14" office:value-type="string" calcext:value-type="string">
            <text:p>7fcee347-b08f-4243-98fc-08599adcade9</text:p>
          </table:table-cell>
          <table:table-cell/>
          <table:table-cell office:value-type="string" calcext:value-type="string">
            <text:p>Torsion Crusher</text:p>
          </table:table-cell>
          <table:table-cell office:value-type="string" calcext:value-type="string">
            <text:p>When a target with an Armour Value is struck by a weapon with this special rule, the amount of Hull Point damage caused by the weapon is doubled</text:p>
          </table:table-cell>
          <table:table-cell office:value-type="string" calcext:value-type="string">
            <text:p>Driven by technology little understood, even by the initiates of the Mechanicum, these weapons are the bane of the complex war machines of the Horus Heresy. Once such weapons have cut through the targets armour, their exotic energies and sheer destructive power wreak havoc on the delicate internal machinery of the target.</text:p>
          </table:table-cell>
          <table:table-cell table:style-name="Default" office:value-type="string" calcext:value-type="string">
            <text:p>ca4e38e2-c91f-41d9-9362-ed0ce5ecd8f9</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ce7290bf-da13-422c-bb89-77c4f0694570</text:p>
          </table:table-cell>
          <table:table-cell table:style-name="ce14" office:value-type="string" calcext:value-type="string">
            <text:p>7fcee347-b08f-4243-98fc-08599adcade9</text:p>
          </table:table-cell>
          <table:table-cell/>
          <table:table-cell office:value-type="string" calcext:value-type="string">
            <text:p>Traitor</text:p>
          </table:table-cell>
          <table:table-cell office:value-type="string" calcext:value-type="string">
            <text:p>A model with this special rule may only be included in an army that has the Traitor Allegiance.</text:p>
          </table:table-cell>
          <table:table-cell office:value-type="string" calcext:value-type="string">
            <text:p>In the name of the Warmaster Horus, a vast host took up arms against those they had once called brothers <text:s/>some driven by a lust for power and others by a misguided desire for justice. Regardless of the cause they held dear, there could be no turning back for these warriors, only victory or damnation.</text:p>
          </table:table-cell>
          <table:table-cell table:style-name="Default" office:value-type="string" calcext:value-type="string">
            <text:p>ca4e38e2-c91f-41d9-9362-ed0ce5ecd8f9</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6ec03efe-0565-4c1e-ac99-19cb561e7f0a</text:p>
          </table:table-cell>
          <table:table-cell table:style-name="ce14" office:value-type="string" calcext:value-type="string">
            <text:p>7fcee347-b08f-4243-98fc-08599adcade9</text:p>
          </table:table-cell>
          <table:table-cell/>
          <table:table-cell office:value-type="string" calcext:value-type="string">
            <text:p>Transport Bay</text:p>
          </table:table-cell>
          <table:table-cell office:value-type="string" calcext:value-type="string">
            <text:p>A model with this special rule may carry models of the Dreadnought and Automata Unit Types, as well as models with the Cavalry Unit Type but not the Antigrav Sub-type. Each Dreadnought model uses 10 points of Transport Capacity, while each Automata and Cavalry model uses up a number of Transport Capacity points equal to twice its starting Wounds Characteristic.</text:p>
          </table:table-cell>
          <table:table-cell office:value-type="string" calcext:value-type="string">
            <text:p>Some of the largest transport vehicles are specially designed to carry both infantry and engines of war into battle, allowing versatile battle groups to be deployed to the battlefield at once. These rare war machines are often restricted to the most elite of an army, and used to tackle the most perilous of missions</text:p>
          </table:table-cell>
          <table:table-cell table:style-name="Default" office:value-type="string" calcext:value-type="string">
            <text:p>ca4e38e2-c91f-41d9-9362-ed0ce5ecd8f9</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d4927723-418c-4d8d-8116-e5785bd0542d</text:p>
          </table:table-cell>
          <table:table-cell table:style-name="ce14" office:value-type="string" calcext:value-type="string">
            <text:p>7fcee347-b08f-4243-98fc-08599adcade9</text:p>
          </table:table-cell>
          <table:table-cell/>
          <table:table-cell office:value-type="string" calcext:value-type="string">
            <text:p>Void Shields (X)</text:p>
          </table:table-cell>
          <table:table-cell office:value-type="string" calcext:value-type="string">
            <text:p>A model with this special rule has a number of void shields, as listed on its profile. Shooting Attacks which Hit a model with this special rule instead target this models void shields while at least one remains active. Void shields have an Armour Value of 12. A successful Glancing Hit, Penetrating Hit or any successful Hit from a Destroyer weapon which targets a void shield causes it to collapse, reducing the number X by -1. When the number of void shields is reduced to 0, this special rule has no further effect and subsequent Shooting Attacks target the model instead. Void shields have no effect on close combat attacks, and may not be affected by close combat attacks</text:p>
          </table:table-cell>
          <table:table-cell office:value-type="string" calcext:value-type="string">
            <text:p>Some vehicles are equipped with almost impenetrable shields of energy, relics from ancient times known as void shields.</text:p>
          </table:table-cell>
          <table:table-cell table:style-name="Default" office:value-type="string" calcext:value-type="string">
            <text:p>ca4e38e2-c91f-41d9-9362-ed0ce5ecd8f9</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712d608f-ea3f-4ef0-a892-7a1e79e84a30</text:p>
          </table:table-cell>
          <table:table-cell table:style-name="ce14" office:value-type="string" calcext:value-type="string">
            <text:p>7fcee347-b08f-4243-98fc-08599adcade9</text:p>
          </table:table-cell>
          <table:table-cell/>
          <table:table-cell office:value-type="string" calcext:value-type="string">
            <text:p>Volatile Plasma Containment</text:p>
          </table:table-cell>
          <table:table-cell office:value-type="string" calcext:value-type="string">
            <text:p>If a model with this special rule loses its last Hull Point due to the Gets Hot special rule then it also suffers the effects of the Explodes result on the Vehicle Damage table. When a model with this special rule suffers an Explodes result (as shown on the Vehicle Damage table), the Strength of any Hits it causes is increased to 10.</text:p>
          </table:table-cell>
          <table:table-cell office:value-type="string" calcext:value-type="string">
            <text:p>Even at the height of the Imperiums power, plasma weapons were poorly understood and often dangerous to put into use. The most destructive of these weapons required large and volatile tanks of super-heated gas, which would often detonate should a vehicle carrying them suffer catastrophic damage, scattering plasma on any nearby.</text:p>
          </table:table-cell>
          <table:table-cell table:style-name="Default" office:value-type="string" calcext:value-type="string">
            <text:p>ca4e38e2-c91f-41d9-9362-ed0ce5ecd8f9</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e2a2d23a-babf-48bd-acdb-445da3bb0dc4</text:p>
          </table:table-cell>
          <table:table-cell table:style-name="Default" office:value-type="string" calcext:value-type="string">
            <text:p>fb7516ba-f452-4c38-bc5e-6f33cbb065b4</text:p>
          </table:table-cell>
          <table:table-cell/>
          <table:table-cell office:value-type="string" calcext:value-type="string">
            <text:p>Infantry</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8aa41360-3a7b-4f27-9496-03e656d0ca6b</text:p>
          </table:table-cell>
          <table:table-cell table:style-name="Default" office:value-type="string" calcext:value-type="string">
            <text:p>fb7516ba-f452-4c38-bc5e-6f33cbb065b4</text:p>
          </table:table-cell>
          <table:table-cell/>
          <table:table-cell office:value-type="string" calcext:value-type="string">
            <text:p>Cavalry</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3c0dbfb1-0885-4f33-b7d0-9cf938a541ee</text:p>
          </table:table-cell>
          <table:table-cell table:style-name="Default" office:value-type="string" calcext:value-type="string">
            <text:p>fb7516ba-f452-4c38-bc5e-6f33cbb065b4</text:p>
          </table:table-cell>
          <table:table-cell/>
          <table:table-cell office:value-type="string" calcext:value-type="string">
            <text:p>Automata</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cf295704-19c1-4d32-917e-e84fb28f3989</text:p>
          </table:table-cell>
          <table:table-cell table:style-name="Default" office:value-type="string" calcext:value-type="string">
            <text:p>fb7516ba-f452-4c38-bc5e-6f33cbb065b4</text:p>
          </table:table-cell>
          <table:table-cell/>
          <table:table-cell office:value-type="string" calcext:value-type="string">
            <text:p>Dreadnought</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51c8789f-65f0-4ee2-a1b5-49f42e14fcd0</text:p>
          </table:table-cell>
          <table:table-cell table:style-name="Default" office:value-type="string" calcext:value-type="string">
            <text:p>fb7516ba-f452-4c38-bc5e-6f33cbb065b4</text:p>
          </table:table-cell>
          <table:table-cell/>
          <table:table-cell office:value-type="string" calcext:value-type="string">
            <text:p>Daemon</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cebed5fd-db04-40b5-acbe-128387049e64</text:p>
          </table:table-cell>
          <table:table-cell table:style-name="Default" office:value-type="string" calcext:value-type="string">
            <text:p>fb7516ba-f452-4c38-bc5e-6f33cbb065b4</text:p>
          </table:table-cell>
          <table:table-cell/>
          <table:table-cell office:value-type="string" calcext:value-type="string">
            <text:p>Primarch</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1bae42ab-7cc8-4942-a5ec-9ea92ec23b14</text:p>
          </table:table-cell>
          <table:table-cell table:style-name="Default" office:value-type="string" calcext:value-type="string">
            <text:p>a4bb9c6f-d45d-4b38-93a3-6c32261d56d0</text:p>
          </table:table-cell>
          <table:table-cell/>
          <table:table-cell office:value-type="string" calcext:value-type="string">
            <text:p>Line</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29d75f82-f201-40c3-90f6-80894b149e17</text:p>
          </table:table-cell>
          <table:table-cell table:style-name="Default" office:value-type="string" calcext:value-type="string">
            <text:p>a4bb9c6f-d45d-4b38-93a3-6c32261d56d0</text:p>
          </table:table-cell>
          <table:table-cell/>
          <table:table-cell office:value-type="string" calcext:value-type="string">
            <text:p>Antigrav</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505f7ac0-5b2f-476e-a4a6-f20c8ef710c6</text:p>
          </table:table-cell>
          <table:table-cell table:style-name="Default" office:value-type="string" calcext:value-type="string">
            <text:p>a4bb9c6f-d45d-4b38-93a3-6c32261d56d0</text:p>
          </table:table-cell>
          <table:table-cell/>
          <table:table-cell office:value-type="string" calcext:value-type="string">
            <text:p>Artillery</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0b708986-6709-42f7-b207-664f401673d9</text:p>
          </table:table-cell>
          <table:table-cell table:style-name="Default" office:value-type="string" calcext:value-type="string">
            <text:p>a4bb9c6f-d45d-4b38-93a3-6c32261d56d0</text:p>
          </table:table-cell>
          <table:table-cell/>
          <table:table-cell office:value-type="string" calcext:value-type="string">
            <text:p>Monstrous</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7a5da770-d820-4afe-aef0-0dc36147e7ce</text:p>
          </table:table-cell>
          <table:table-cell table:style-name="Default" office:value-type="string" calcext:value-type="string">
            <text:p>a4bb9c6f-d45d-4b38-93a3-6c32261d56d0</text:p>
          </table:table-cell>
          <table:table-cell/>
          <table:table-cell office:value-type="string" calcext:value-type="string">
            <text:p>Heavy</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b4dacee8-a349-4591-aef7-95e1963d7ad1</text:p>
          </table:table-cell>
          <table:table-cell table:style-name="Default" office:value-type="string" calcext:value-type="string">
            <text:p>a4bb9c6f-d45d-4b38-93a3-6c32261d56d0</text:p>
          </table:table-cell>
          <table:table-cell/>
          <table:table-cell office:value-type="string" calcext:value-type="string">
            <text:p>Light</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0f019447-819d-4c0e-b7f7-1761ac6bfa61</text:p>
          </table:table-cell>
          <table:table-cell table:style-name="Default" office:value-type="string" calcext:value-type="string">
            <text:p>a4bb9c6f-d45d-4b38-93a3-6c32261d56d0</text:p>
          </table:table-cell>
          <table:table-cell/>
          <table:table-cell office:value-type="string" calcext:value-type="string">
            <text:p>Character</text:p>
          </table:table-cell>
          <table:table-cell table:number-columns-repeated="2"/>
          <table:table-cell office:value-type="string" calcext:value-type="string">
            <text:p>fad7dd82-e832-41f9-a946-213d77eece03</text:p>
          </table:table-cell>
          <table:table-cell office:value-type="float" office:value="198" calcext:value-type="float">
            <text:p>198</text:p>
          </table:table-cell>
          <table:table-cell table:number-columns-repeated="1016"/>
        </table:table-row>
        <table:table-row table:style-name="ro1">
          <table:table-cell office:value-type="string" calcext:value-type="string">
            <text:p>ff064432-bbbf-41cb-9855-87c8e798fa9f</text:p>
          </table:table-cell>
          <table:table-cell table:style-name="Default" office:value-type="string" calcext:value-type="string">
            <text:p>a4bb9c6f-d45d-4b38-93a3-6c32261d56d0</text:p>
          </table:table-cell>
          <table:table-cell/>
          <table:table-cell office:value-type="string" calcext:value-type="string">
            <text:p>Unique</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764445e7-f05e-4fef-9a84-895e841d5666</text:p>
          </table:table-cell>
          <table:table-cell table:style-name="Default" office:value-type="string" calcext:value-type="string">
            <text:p>a4bb9c6f-d45d-4b38-93a3-6c32261d56d0</text:p>
          </table:table-cell>
          <table:table-cell/>
          <table:table-cell office:value-type="string" calcext:value-type="string">
            <text:p>Skirmish</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43e9ed74-78bc-4e08-a053-2b691b39c742</text:p>
          </table:table-cell>
          <table:table-cell table:style-name="Default" office:value-type="string" calcext:value-type="string">
            <text:p>a4bb9c6f-d45d-4b38-93a3-6c32261d56d0</text:p>
          </table:table-cell>
          <table:table-cell/>
          <table:table-cell office:value-type="string" calcext:value-type="string">
            <text:p>Bombard</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a4883294-ae5c-491f-aecb-8951ed6d3571</text:p>
          </table:table-cell>
          <table:table-cell table:style-name="Default" office:value-type="string" calcext:value-type="string">
            <text:p>a4bb9c6f-d45d-4b38-93a3-6c32261d56d0</text:p>
          </table:table-cell>
          <table:table-cell/>
          <table:table-cell office:value-type="string" calcext:value-type="string">
            <text:p>Reinforced</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90b02647-3790-41f2-8ecb-050f8c90373e</text:p>
          </table:table-cell>
          <table:table-cell table:style-name="Default" office:value-type="string" calcext:value-type="string">
            <text:p>a4bb9c6f-d45d-4b38-93a3-6c32261d56d0</text:p>
          </table:table-cell>
          <table:table-cell/>
          <table:table-cell office:value-type="string" calcext:value-type="string">
            <text:p>Vehicle</text:p>
          </table:table-cell>
          <table:table-cell table:number-columns-repeated="1020"/>
        </table:table-row>
        <table:table-row table:style-name="ro1">
          <table:table-cell office:value-type="string" calcext:value-type="string">
            <text:p>4bc78a35-f8f1-4eac-94db-4fe5a9e4a7a0</text:p>
          </table:table-cell>
          <table:table-cell table:style-name="Default" office:value-type="string" calcext:value-type="string">
            <text:p>a4bb9c6f-d45d-4b38-93a3-6c32261d56d0</text:p>
          </table:table-cell>
          <table:table-cell/>
          <table:table-cell office:value-type="string" calcext:value-type="string">
            <text:p>Transport</text:p>
          </table:table-cell>
          <table:table-cell table:number-columns-repeated="1020"/>
        </table:table-row>
        <table:table-row table:style-name="ro1">
          <table:table-cell office:value-type="string" calcext:value-type="string">
            <text:p>0578226a-d573-48a4-b42f-6e1f728f98e4</text:p>
          </table:table-cell>
          <table:table-cell table:number-columns-repeated="2"/>
          <table:table-cell office:value-type="string" calcext:value-type="string">
            <text:p>Fast</text:p>
          </table:table-cell>
          <table:table-cell table:number-columns-repeated="1020"/>
        </table:table-row>
        <table:table-row table:style-name="ro1">
          <table:table-cell office:value-type="string" calcext:value-type="string">
            <text:p>2e495122-e7c3-4384-ad31-f08dc32233a6</text:p>
          </table:table-cell>
          <table:table-cell table:number-columns-repeated="2"/>
          <table:table-cell office:value-type="string" calcext:value-type="string">
            <text:p>Hover</text:p>
          </table:table-cell>
          <table:table-cell table:number-columns-repeated="1020"/>
        </table:table-row>
        <table:table-row table:style-name="ro1">
          <table:table-cell office:value-type="string" calcext:value-type="string">
            <text:p>4ccfa5ab-59e6-4876-9898-4d1ea46e7733</text:p>
          </table:table-cell>
          <table:table-cell table:number-columns-repeated="2"/>
          <table:table-cell office:value-type="string" calcext:value-type="string">
            <text:p>Flyer</text:p>
          </table:table-cell>
          <table:table-cell table:number-columns-repeated="1020"/>
        </table:table-row>
        <table:table-row table:style-name="ro1">
          <table:table-cell office:value-type="string" calcext:value-type="string">
            <text:p>39faa1d2-e3f5-4dc4-9b4c-f64daa89822c</text:p>
          </table:table-cell>
          <table:table-cell table:number-columns-repeated="2"/>
          <table:table-cell office:value-type="string" calcext:value-type="string">
            <text:p>Super-heavy</text:p>
          </table:table-cell>
          <table:table-cell table:number-columns-repeated="1020"/>
        </table:table-row>
        <table:table-row table:style-name="ro1">
          <table:table-cell office:value-type="string" calcext:value-type="string">
            <text:p>94013d50-f7f2-48fc-9d3e-0b1767a1519e</text:p>
          </table:table-cell>
          <table:table-cell table:number-columns-repeated="2"/>
          <table:table-cell office:value-type="string" calcext:value-type="string">
            <text:p>Lumbering</text:p>
          </table:table-cell>
          <table:table-cell table:number-columns-repeated="1020"/>
        </table:table-row>
        <table:table-row table:style-name="ro1">
          <table:table-cell office:value-type="string" calcext:value-type="string">
            <text:p>6cd63aae-24cb-413a-ab7a-8d0f17676d13</text:p>
          </table:table-cell>
          <table:table-cell table:number-columns-repeated="2"/>
          <table:table-cell office:value-type="string" calcext:value-type="string">
            <text:p>Unique</text:p>
          </table:table-cell>
          <table:table-cell table:number-columns-repeated="1020"/>
        </table:table-row>
        <table:table-row table:style-name="ro1">
          <table:table-cell office:value-type="string" calcext:value-type="string">
            <text:p>a15d261d-c1f7-4dd8-ab07-37273399896a</text:p>
          </table:table-cell>
          <table:table-cell table:number-columns-repeated="2"/>
          <table:table-cell office:value-type="string" calcext:value-type="string">
            <text:p>Psyker</text:p>
          </table:table-cell>
          <table:table-cell table:number-columns-repeated="1020"/>
        </table:table-row>
        <table:table-row table:style-name="ro1">
          <table:table-cell office:value-type="string" calcext:value-type="string">
            <text:p>37e79fc9-8679-4c9d-a410-82d1866c87e8</text:p>
          </table:table-cell>
          <table:table-cell table:number-columns-repeated="2"/>
          <table:table-cell office:value-type="string" calcext:value-type="string">
            <text:p>Corrupted</text:p>
          </table:table-cell>
          <table:table-cell table:number-columns-repeated="1020"/>
        </table:table-row>
        <table:table-row table:style-name="ro1">
          <table:table-cell office:value-type="string" calcext:value-type="string">
            <text:p>aa4ff21c-74a1-4639-af79-9ccca746e3b7</text:p>
          </table:table-cell>
          <table:table-cell table:number-columns-repeated="2"/>
          <table:table-cell office:value-type="string" calcext:value-type="string">
            <text:p>Melee</text:p>
          </table:table-cell>
          <table:table-cell table:number-columns-repeated="1020"/>
        </table:table-row>
        <table:table-row table:style-name="ro1">
          <table:table-cell office:value-type="string" calcext:value-type="string">
            <text:p>c4420527-2c26-4303-b7ac-31aa6be9695b</text:p>
          </table:table-cell>
          <table:table-cell table:number-columns-repeated="2"/>
          <table:table-cell office:value-type="string" calcext:value-type="string">
            <text:p>Assault</text:p>
          </table:table-cell>
          <table:table-cell table:number-columns-repeated="1020"/>
        </table:table-row>
        <table:table-row table:style-name="ro1">
          <table:table-cell office:value-type="string" calcext:value-type="string">
            <text:p>5b4180fb-798e-404a-b1dd-22f2ee11c9dd</text:p>
          </table:table-cell>
          <table:table-cell table:number-columns-repeated="2"/>
          <table:table-cell office:value-type="string" calcext:value-type="string">
            <text:p>Heavy</text:p>
          </table:table-cell>
          <table:table-cell table:number-columns-repeated="1020"/>
        </table:table-row>
        <table:table-row table:style-name="ro1">
          <table:table-cell office:value-type="string" calcext:value-type="string">
            <text:p>42513ac3-1470-48b9-814f-2516101387fc</text:p>
          </table:table-cell>
          <table:table-cell table:number-columns-repeated="2"/>
          <table:table-cell office:value-type="string" calcext:value-type="string">
            <text:p>Ordnance</text:p>
          </table:table-cell>
          <table:table-cell table:number-columns-repeated="1020"/>
        </table:table-row>
        <table:table-row table:style-name="ro1">
          <table:table-cell office:value-type="string" calcext:value-type="string">
            <text:p>18a12786-3753-4d05-9d64-e1769286be89</text:p>
          </table:table-cell>
          <table:table-cell table:number-columns-repeated="2"/>
          <table:table-cell office:value-type="string" calcext:value-type="string">
            <text:p>Pistol</text:p>
          </table:table-cell>
          <table:table-cell table:number-columns-repeated="1020"/>
        </table:table-row>
        <table:table-row table:style-name="ro1">
          <table:table-cell office:value-type="string" calcext:value-type="string">
            <text:p>dd128afb-cf05-4693-9242-9e262e213ee4</text:p>
          </table:table-cell>
          <table:table-cell table:number-columns-repeated="2"/>
          <table:table-cell office:value-type="string" calcext:value-type="string">
            <text:p>rapid Fire</text:p>
          </table:table-cell>
          <table:table-cell table:number-columns-repeated="1020"/>
        </table:table-row>
        <table:table-row table:style-name="ro1">
          <table:table-cell office:value-type="string" calcext:value-type="string">
            <text:p>088a86fa-06c4-47f5-b385-ce9e195ef500</text:p>
          </table:table-cell>
          <table:table-cell table:number-columns-repeated="2"/>
          <table:table-cell office:value-type="string" calcext:value-type="string">
            <text:p>Bomb</text:p>
          </table:table-cell>
          <table:table-cell table:number-columns-repeated="1020"/>
        </table:table-row>
        <table:table-row table:style-name="ro1">
          <table:table-cell office:value-type="string" calcext:value-type="string">
            <text:p>0e018535-7cf7-4b71-a11b-9452eb0fb721</text:p>
          </table:table-cell>
          <table:table-cell table:number-columns-repeated="2"/>
          <table:table-cell office:value-type="string" calcext:value-type="string">
            <text:p>Destroyer</text:p>
          </table:table-cell>
          <table:table-cell table:number-columns-repeated="1020"/>
        </table:table-row>
        <table:table-row table:style-name="ro1" table:number-rows-repeated="104839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alluna-Black" svg:font-family="Calluna-Black" style:font-family-generic="roman"/>
    <style:font-face style:name="Calluna-Regular" svg:font-family="Calluna-Regular" style:font-family-generic="roman"/>
    <style:font-face style:name="Consolas" svg:font-family="Consola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6">0000-00-00</text:date>, <text:time style:data-style-name="N2" text:time-value="13:17:02.36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1:40:21.311000000</meta:creation-date>
    <dc:date>2022-08-22T15:33:36.777000000</dc:date>
    <meta:editing-duration>PT11H8M25S</meta:editing-duration>
    <meta:editing-cycles>13</meta:editing-cycles>
    <meta:generator>LibreOffice/7.3.3.2$Windows_X86_64 LibreOffice_project/d1d0ea68f081ee2800a922cac8f79445e4603348</meta:generator>
    <meta:document-statistic meta:table-count="1" meta:cell-count="1132" meta:object-count="0"/>
  </office:meta>
</office:document-meta>
</file>